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B8000000DC94E98EF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Neue Light" svg:font-family="'Helvetica Neue Light'" style:font-family-generic="roman" style:font-pitch="variable"/>
    <style:font-face style:name="Lucida Grande" svg:font-family="'Lucida Grande'" style:font-family-generic="roman" style:font-pitch="variable"/>
    <style:font-face style:name="Monaco" svg:font-family="Monaco"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ucida Grande1" svg:font-family="'Lucida Gran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Contextinitfee" style:family="table">
      <style:table-properties style:width="6.0083in" table:align="margins" style:writing-mode="lr-tb"/>
    </style:style>
    <style:style style:name="Contextinitfee.A" style:family="table-column">
      <style:table-column-properties style:column-width="6.0083in" style:rel-column-width="65535*"/>
    </style:style>
    <style:style style:name="Contextinitfee.A1" style:family="table-cell">
      <style:table-cell-properties fo:padding="0.0201in" fo:border-left="0.05pt solid #000000" fo:border-right="none" fo:border-top="none" fo:border-bottom="none"/>
    </style:style>
    <style:style style:name="Include" style:family="table">
      <style:table-properties style:width="6.0083in" table:align="margins" style:writing-mode="lr-tb"/>
    </style:style>
    <style:style style:name="Include.A" style:family="table-column">
      <style:table-column-properties style:column-width="6.0083in" style:rel-column-width="65535*"/>
    </style:style>
    <style:style style:name="Contextinit" style:family="table">
      <style:table-properties style:width="6.0083in" table:align="margins" style:writing-mode="lr-tb"/>
    </style:style>
    <style:style style:name="Contextinit.A" style:family="table-column">
      <style:table-column-properties style:column-width="6.0083in" style:rel-column-width="65535*"/>
    </style:style>
    <style:style style:name="Hasher" style:family="table">
      <style:table-properties style:width="6.0083in" table:align="margins" style:writing-mode="lr-tb"/>
    </style:style>
    <style:style style:name="Hasher.A" style:family="table-column">
      <style:table-column-properties style:column-width="6.0083in" style:rel-column-width="65535*"/>
    </style:style>
    <style:style style:name="extractimprint" style:family="table">
      <style:table-properties style:width="6.0083in" table:align="margins" style:writing-mode="lr-tb"/>
    </style:style>
    <style:style style:name="extractimprint.A" style:family="table-column">
      <style:table-column-properties style:column-width="6.0083in" style:rel-column-width="65535*"/>
    </style:style>
    <style:style style:name="cleanup1" style:family="table">
      <style:table-properties style:width="6.0083in" table:align="margins" style:writing-mode="lr-tb"/>
    </style:style>
    <style:style style:name="cleanup1.A" style:family="table-column">
      <style:table-column-properties style:column-width="6.0083in" style:rel-column-width="65535*"/>
    </style:style>
    <style:style style:name="cleanup1.A1" style:family="table-cell">
      <style:table-cell-properties fo:padding="0.0201in" fo:border-left="0.05pt solid #000000" fo:border-right="none" fo:border-top="none" fo:border-bottom="none"/>
    </style:style>
    <style:style style:name="httpclient" style:family="table">
      <style:table-properties style:width="6.0083in" table:align="margins" style:writing-mode="lr-tb"/>
    </style:style>
    <style:style style:name="httpclient.A" style:family="table-column">
      <style:table-column-properties style:column-width="6.0083in" style:rel-column-width="65535*"/>
    </style:style>
    <style:style style:name="httpclient.A1" style:family="table-cell">
      <style:table-cell-properties fo:padding="0.0201in" fo:border-left="0.05pt solid #000000" fo:border-right="none" fo:border-top="none" fo:border-bottom="none"/>
    </style:style>
    <style:style style:name="inithttp" style:family="table">
      <style:table-properties style:width="6.0083in" table:align="margins" style:may-break-between-rows="false" style:writing-mode="lr-tb"/>
    </style:style>
    <style:style style:name="inithttp.A" style:family="table-column">
      <style:table-column-properties style:column-width="6.0083in" style:rel-column-width="65535*"/>
    </style:style>
    <style:style style:name="inithttp.A1" style:family="table-cell">
      <style:table-cell-properties fo:padding="0in" fo:border="none"/>
    </style:style>
    <style:style style:name="ctxsetclient" style:family="table">
      <style:table-properties style:width="6.0083in" table:align="margins" style:writing-mode="lr-tb"/>
    </style:style>
    <style:style style:name="ctxsetclient.A" style:family="table-column">
      <style:table-column-properties style:column-width="6.0083in" style:rel-column-width="65535*"/>
    </style:style>
    <style:style style:name="sign" style:family="table">
      <style:table-properties style:width="6.0083in" table:align="margins" fo:keep-with-next="always" style:may-break-between-rows="false" style:writing-mode="lr-tb"/>
    </style:style>
    <style:style style:name="sign.A" style:family="table-column">
      <style:table-column-properties style:column-width="6.0083in" style:rel-column-width="65535*"/>
    </style:style>
    <style:style style:name="sign.A1" style:family="table-cell">
      <style:table-cell-properties fo:padding="0in" fo:border="none"/>
    </style:style>
    <style:style style:name="savesig" style:family="table">
      <style:table-properties style:width="6.0083in" table:align="margins" style:writing-mode="lr-tb"/>
    </style:style>
    <style:style style:name="savesig.A" style:family="table-column">
      <style:table-column-properties style:column-width="6.0083in" style:rel-column-width="65535*"/>
    </style:style>
    <style:style style:name="readsignature" style:family="table">
      <style:table-properties style:width="6.0083in" table:align="margins" style:writing-mode="lr-tb"/>
    </style:style>
    <style:style style:name="readsignature.A" style:family="table-column">
      <style:table-column-properties style:column-width="6.0083in" style:rel-column-width="65535*"/>
    </style:style>
    <style:style style:name="verify" style:family="table">
      <style:table-properties style:width="6.0083in" table:align="margins" style:writing-mode="lr-tb"/>
    </style:style>
    <style:style style:name="verify.A" style:family="table-column">
      <style:table-column-properties style:column-width="6.0083in" style:rel-column-width="65535*"/>
    </style:style>
    <style:style style:name="verifysigonly" style:family="table">
      <style:table-properties style:width="6.0083in" table:align="margins" style:writing-mode="lr-tb"/>
    </style:style>
    <style:style style:name="verifysigonly.A" style:family="table-column">
      <style:table-column-properties style:column-width="6.0083in" style:rel-column-width="65535*"/>
    </style:style>
    <style:style style:name="verifysigonly.A1" style:family="table-cell">
      <style:table-cell-properties fo:padding="0.0201in" fo:border-left="0.05pt solid #000000" fo:border-right="none" fo:border-top="none" fo:border-bottom="none"/>
    </style:style>
    <style:style style:name="extend" style:family="table">
      <style:table-properties style:width="6.0083in" table:align="margins" style:writing-mode="lr-tb"/>
    </style:style>
    <style:style style:name="extend.A" style:family="table-column">
      <style:table-column-properties style:column-width="6.0083in" style:rel-column-width="65535*"/>
    </style:style>
    <style:style style:name="P1" style:family="paragraph" style:parent-style-name="Standard">
      <style:paragraph-properties fo:margin-left="-0.3752in" fo:margin-right="0in" fo:text-indent="0in" style:auto-text-indent="false"/>
    </style:style>
    <style:style style:name="P2" style:family="paragraph" style:parent-style-name="Standard">
      <style:paragraph-properties fo:text-align="justify" style:justify-single-word="false"/>
      <style:text-properties officeooo:rsid="007cc6c4" officeooo:paragraph-rsid="007cc6c4"/>
    </style:style>
    <style:style style:name="P3" style:family="paragraph" style:parent-style-name="Table_20_Contents">
      <style:text-properties style:font-name="Courier New1" officeooo:rsid="001dd689" officeooo:paragraph-rsid="001dd689"/>
    </style:style>
    <style:style style:name="P4" style:family="paragraph" style:parent-style-name="Table_20_Contents">
      <style:text-properties style:font-name="Courier New1" officeooo:rsid="001f401c" officeooo:paragraph-rsid="001f401c"/>
    </style:style>
    <style:style style:name="P5" style:family="paragraph" style:parent-style-name="Table_20_Contents">
      <style:text-properties style:font-name="Courier New1" officeooo:rsid="00232bc9" officeooo:paragraph-rsid="00232bc9"/>
    </style:style>
    <style:style style:name="P6" style:family="paragraph" style:parent-style-name="Table_20_Contents">
      <style:text-properties style:font-name="Courier New1" officeooo:rsid="0026b4de" officeooo:paragraph-rsid="0026b4de"/>
    </style:style>
    <style:style style:name="P7" style:family="paragraph" style:parent-style-name="Table_20_Contents">
      <style:text-properties style:font-name="Courier New1" officeooo:rsid="0027aae9" officeooo:paragraph-rsid="0027aae9"/>
    </style:style>
    <style:style style:name="P8" style:family="paragraph" style:parent-style-name="Table_20_Contents">
      <style:text-properties style:font-name="Courier New1" fo:font-size="11pt" officeooo:rsid="002d0c24" officeooo:paragraph-rsid="002d0c24" style:font-name-asian="Arial Unicode MS" style:font-size-asian="11pt" style:font-name-complex="Arial Unicode MS" style:font-size-complex="11pt"/>
    </style:style>
    <style:style style:name="P9" style:family="paragraph" style:parent-style-name="Table_20_Contents">
      <style:text-properties style:font-name="Courier New1" fo:font-size="11pt" officeooo:rsid="0030969e" officeooo:paragraph-rsid="0030969e" style:font-name-asian="Arial Unicode MS" style:font-size-asian="11pt" style:font-name-complex="Arial Unicode MS" style:font-size-complex="11pt"/>
    </style:style>
    <style:style style:name="P10" style:family="paragraph" style:parent-style-name="Table_20_Contents">
      <style:text-properties style:font-name="Courier New1" fo:font-size="11pt" officeooo:rsid="00389f12" officeooo:paragraph-rsid="00389f12" style:font-name-asian="Arial Unicode MS" style:font-size-asian="11pt" style:font-name-complex="Arial Unicode MS" style:font-size-complex="11pt"/>
    </style:style>
    <style:style style:name="P11" style:family="paragraph" style:parent-style-name="Table_20_Contents">
      <style:text-properties style:font-name="Courier New1" fo:font-size="11pt" officeooo:rsid="0043ca16" officeooo:paragraph-rsid="0043ca16" style:font-name-asian="Arial Unicode MS" style:font-size-asian="11pt" style:font-name-complex="Arial Unicode MS" style:font-size-complex="11pt"/>
    </style:style>
    <style:style style:name="P12" style:family="paragraph" style:parent-style-name="Table_20_Contents">
      <style:text-properties style:font-name="Courier New1" fo:font-size="11pt" officeooo:rsid="0049ca08" officeooo:paragraph-rsid="0049ca08" style:font-name-asian="Arial Unicode MS" style:font-size-asian="11pt" style:font-name-complex="Arial Unicode MS" style:font-size-complex="11pt"/>
    </style:style>
    <style:style style:name="P13" style:family="paragraph" style:parent-style-name="Table_20_Contents">
      <style:text-properties style:font-name="Courier New1" fo:font-size="11pt" officeooo:rsid="0059e6ba" officeooo:paragraph-rsid="0059e6ba" style:font-name-asian="Arial Unicode MS" style:font-size-asian="11pt" style:font-name-complex="Arial Unicode MS" style:font-size-complex="11pt"/>
    </style:style>
    <style:style style:name="P14" style:family="paragraph" style:parent-style-name="Table_20_Contents">
      <style:text-properties style:font-name="Courier New1" fo:font-size="11pt" officeooo:rsid="0057d7be" officeooo:paragraph-rsid="0057d7be" style:font-name-asian="Arial Unicode MS" style:font-size-asian="11pt" style:font-name-complex="Arial Unicode MS" style:font-size-complex="11pt"/>
    </style:style>
    <style:style style:name="P15" style:family="paragraph" style:parent-style-name="Table_20_Contents">
      <style:text-properties style:font-name="Courier New1" fo:font-size="11pt" officeooo:rsid="005813d7" officeooo:paragraph-rsid="005813d7" style:font-name-asian="Arial Unicode MS" style:font-size-asian="11pt" style:font-name-complex="Arial Unicode MS" style:font-size-complex="11pt"/>
    </style:style>
    <style:style style:name="P16" style:family="paragraph" style:parent-style-name="Table_20_Contents">
      <style:text-properties style:font-name="Courier New1" officeooo:rsid="006b6c90" officeooo:paragraph-rsid="006b6c90"/>
    </style:style>
    <style:style style:name="P17" style:family="paragraph" style:parent-style-name="Table_20_Contents">
      <style:text-properties style:font-name="Courier New1" officeooo:rsid="006da887" officeooo:paragraph-rsid="006da887"/>
    </style:style>
    <style:style style:name="P18" style:family="paragraph" style:parent-style-name="Table_20_Contents">
      <style:text-properties style:font-name="Courier New1" officeooo:rsid="006da887" officeooo:paragraph-rsid="006fd85d"/>
    </style:style>
    <style:style style:name="P19" style:family="paragraph" style:parent-style-name="Table_20_Contents">
      <style:text-properties style:font-name="Courier New1" officeooo:rsid="00702157" officeooo:paragraph-rsid="00702157"/>
    </style:style>
    <style:style style:name="P20" style:family="paragraph" style:parent-style-name="Table_20_Contents">
      <style:text-properties style:font-name="Courier New1" officeooo:rsid="007873ce" officeooo:paragraph-rsid="007873ce"/>
    </style:style>
    <style:style style:name="P21" style:family="paragraph" style:parent-style-name="Table_20_Contents">
      <style:paragraph-properties fo:background-color="transparent">
        <style:background-image/>
      </style:paragraph-properties>
      <style:text-properties style:font-name="Courier New1" officeooo:rsid="0017e7fa" officeooo:paragraph-rsid="001d6bfa"/>
    </style:style>
    <style:style style:name="P22" style:family="paragraph" style:parent-style-name="Table_20_Contents">
      <style:paragraph-properties fo:background-color="transparent">
        <style:background-image/>
      </style:paragraph-properties>
      <style:text-properties style:font-name="Courier New1" officeooo:rsid="001995b6" officeooo:paragraph-rsid="001995b6"/>
    </style:style>
    <style:style style:name="P23" style:family="paragraph" style:parent-style-name="Footnote">
      <style:text-properties officeooo:paragraph-rsid="002d0c24"/>
    </style:style>
    <style:style style:name="P24" style:family="paragraph" style:parent-style-name="Text_20_body">
      <style:paragraph-properties fo:text-align="justify" style:justify-single-word="false"/>
      <style:text-properties officeooo:rsid="001630c6" officeooo:paragraph-rsid="001630c6"/>
    </style:style>
    <style:style style:name="P25" style:family="paragraph" style:parent-style-name="Text_20_body">
      <style:paragraph-properties fo:text-align="justify" style:justify-single-word="false"/>
    </style:style>
    <style:style style:name="P26" style:family="paragraph" style:parent-style-name="Text_20_body">
      <style:paragraph-properties fo:text-align="justify" style:justify-single-word="false"/>
      <style:text-properties officeooo:rsid="0017e7fa" officeooo:paragraph-rsid="0018371d"/>
    </style:style>
    <style:style style:name="P27" style:family="paragraph" style:parent-style-name="Text_20_body">
      <style:paragraph-properties fo:text-align="justify" style:justify-single-word="false"/>
      <style:text-properties officeooo:rsid="0017e7fa" officeooo:paragraph-rsid="001ba221"/>
    </style:style>
    <style:style style:name="P28" style:family="paragraph" style:parent-style-name="Text_20_body">
      <style:paragraph-properties fo:text-align="justify" style:justify-single-word="false"/>
      <style:text-properties officeooo:rsid="001dd689" officeooo:paragraph-rsid="001dd689"/>
    </style:style>
    <style:style style:name="P29" style:family="paragraph" style:parent-style-name="Text_20_body">
      <style:paragraph-properties fo:text-align="justify" style:justify-single-word="false"/>
      <style:text-properties officeooo:rsid="00212bdb" officeooo:paragraph-rsid="00212bdb"/>
    </style:style>
    <style:style style:name="P30" style:family="paragraph" style:parent-style-name="Text_20_body">
      <style:paragraph-properties fo:text-align="justify" style:justify-single-word="false"/>
      <style:text-properties officeooo:rsid="0027aae9" officeooo:paragraph-rsid="0027aae9"/>
    </style:style>
    <style:style style:name="P31" style:family="paragraph" style:parent-style-name="Text_20_body">
      <style:paragraph-properties fo:text-align="justify" style:justify-single-word="false"/>
      <style:text-properties officeooo:rsid="0067d777" officeooo:paragraph-rsid="006a8e9e"/>
    </style:style>
    <style:style style:name="P32" style:family="paragraph" style:parent-style-name="Text_20_body">
      <style:text-properties officeooo:rsid="0067e1ec" officeooo:paragraph-rsid="0067e1ec"/>
    </style:style>
    <style:style style:name="P33" style:family="paragraph" style:parent-style-name="Text_20_body">
      <style:paragraph-properties fo:text-align="justify" style:justify-single-word="false"/>
      <style:text-properties officeooo:rsid="00702157" officeooo:paragraph-rsid="00702157"/>
    </style:style>
    <style:style style:name="P34" style:family="paragraph" style:parent-style-name="Text_20_body">
      <style:paragraph-properties fo:text-align="justify" style:justify-single-word="false"/>
      <style:text-properties officeooo:rsid="00702157" officeooo:paragraph-rsid="0076ea2a"/>
    </style:style>
    <style:style style:name="P35" style:family="paragraph" style:parent-style-name="Text_20_body">
      <style:paragraph-properties fo:text-align="justify" style:justify-single-word="false"/>
      <style:text-properties officeooo:rsid="0076ea2a" officeooo:paragraph-rsid="0076ea2a"/>
    </style:style>
    <style:style style:name="P36" style:family="paragraph" style:parent-style-name="Heading_20_1" style:master-page-name="Standard">
      <style:paragraph-properties style:page-number="auto"/>
    </style:style>
    <style:style style:name="P37" style:family="paragraph" style:parent-style-name="Heading_20_3">
      <style:text-properties officeooo:rsid="007cc6c4" officeooo:paragraph-rsid="007cc6c4"/>
    </style:style>
    <style:style style:name="P38" style:family="paragraph" style:parent-style-name="Heading_20_3">
      <style:text-properties officeooo:rsid="0056b45e"/>
    </style:style>
    <style:style style:name="P39" style:family="paragraph" style:parent-style-name="Text_20_body" style:list-style-name="L13">
      <style:paragraph-properties fo:text-align="justify" style:justify-single-word="false"/>
      <style:text-properties officeooo:rsid="001630c6" officeooo:paragraph-rsid="001630c6"/>
    </style:style>
    <style:style style:name="P40" style:family="paragraph" style:parent-style-name="Text_20_body">
      <style:paragraph-properties fo:text-align="justify" style:justify-single-word="false"/>
      <style:text-properties style:font-name="Arial1" officeooo:rsid="001995b6" officeooo:paragraph-rsid="001995b6" style:font-size-complex="10pt"/>
    </style:style>
    <style:style style:name="P41" style:family="paragraph" style:parent-style-name="Text_20_body">
      <style:paragraph-properties fo:text-align="justify" style:justify-single-word="false"/>
      <style:text-properties officeooo:rsid="001a0878" officeooo:paragraph-rsid="001a0878"/>
    </style:style>
    <style:style style:name="P42" style:family="paragraph" style:parent-style-name="Text_20_body">
      <style:paragraph-properties fo:text-align="justify" style:justify-single-word="false"/>
      <style:text-properties officeooo:rsid="0068381b" officeooo:paragraph-rsid="006a8e9e"/>
    </style:style>
    <style:style style:name="P43" style:family="paragraph">
      <style:paragraph-properties fo:text-align="start"/>
      <style:text-properties fo:font-size="18pt"/>
    </style:style>
    <style:style style:name="P44" style:family="paragraph">
      <style:paragraph-properties fo:margin-top="0in" fo:margin-bottom="0in" fo:text-align="start"/>
    </style:style>
    <style:style style:name="P45" style:family="paragraph">
      <style:paragraph-properties fo:text-align="start"/>
    </style:style>
    <style:style style:name="T1" style:family="text">
      <style:text-properties fo:color="#ff0000" fo:font-size="5pt" style:font-size-asian="5pt"/>
    </style:style>
    <style:style style:name="T2" style:family="text">
      <style:text-properties officeooo:rsid="0017e7fa"/>
    </style:style>
    <style:style style:name="T3" style:family="text">
      <style:text-properties officeooo:rsid="0018371d"/>
    </style:style>
    <style:style style:name="T4" style:family="text">
      <style:text-properties style:font-name="Courier New1"/>
    </style:style>
    <style:style style:name="T5" style:family="text">
      <style:text-properties style:font-name="Courier New1" officeooo:rsid="0018371d"/>
    </style:style>
    <style:style style:name="T6" style:family="text">
      <style:text-properties style:font-name="Courier New1" officeooo:rsid="001a0878"/>
    </style:style>
    <style:style style:name="T7" style:family="text">
      <style:text-properties style:font-name="Courier New1" officeooo:rsid="0039ded1"/>
    </style:style>
    <style:style style:name="T8" style:family="text">
      <style:text-properties style:font-name="Courier New1" officeooo:rsid="003efd19"/>
    </style:style>
    <style:style style:name="T9" style:family="text">
      <style:text-properties style:font-name="Courier New1" officeooo:rsid="0056b45e"/>
    </style:style>
    <style:style style:name="T10" style:family="text">
      <style:text-properties style:font-name="Courier New1" officeooo:rsid="006a8e9e"/>
    </style:style>
    <style:style style:name="T11" style:family="text">
      <style:text-properties style:font-name="Courier New1" officeooo:rsid="007d784d"/>
    </style:style>
    <style:style style:name="T12" style:family="text">
      <style:text-properties style:font-name="Arial1" officeooo:rsid="0018371d" style:font-size-complex="10pt"/>
    </style:style>
    <style:style style:name="T13" style:family="text">
      <style:text-properties style:font-name="Arial1" officeooo:rsid="001995b6" style:font-size-complex="10pt"/>
    </style:style>
    <style:style style:name="T14" style:family="text">
      <style:text-properties fo:font-weight="bold" style:font-weight-asian="bold" style:font-weight-complex="bold"/>
    </style:style>
    <style:style style:name="T15" style:family="text">
      <style:text-properties officeooo:rsid="001a0878"/>
    </style:style>
    <style:style style:name="T16" style:family="text">
      <style:text-properties officeooo:rsid="001d6bfa"/>
    </style:style>
    <style:style style:name="T17" style:family="text">
      <style:text-properties officeooo:rsid="00232bc9"/>
    </style:style>
    <style:style style:name="T18" style:family="text">
      <style:text-properties officeooo:rsid="002a6fde"/>
    </style:style>
    <style:style style:name="T19" style:family="text">
      <style:text-properties style:use-window-font-color="true" style:font-name="Monaco" fo:font-size="11pt" officeooo:rsid="002d0c24" fo:background-color="#e8f2fe" loext:char-shading-value="0" style:font-size-asian="11pt"/>
    </style:style>
    <style:style style:name="T20" style:family="text">
      <style:text-properties officeooo:rsid="0039ded1"/>
    </style:style>
    <style:style style:name="T21" style:family="text">
      <style:text-properties officeooo:rsid="003addd0"/>
    </style:style>
    <style:style style:name="T22" style:family="text">
      <style:text-properties officeooo:rsid="003efd19"/>
    </style:style>
    <style:style style:name="T23" style:family="text">
      <style:text-properties officeooo:rsid="0044630a"/>
    </style:style>
    <style:style style:name="T24" style:family="text">
      <style:text-properties officeooo:rsid="0047dc0e"/>
    </style:style>
    <style:style style:name="T25" style:family="text">
      <style:text-properties officeooo:rsid="004d106c"/>
    </style:style>
    <style:style style:name="T26" style:family="text">
      <style:text-properties officeooo:rsid="0054fd72"/>
    </style:style>
    <style:style style:name="T27" style:family="text">
      <style:text-properties officeooo:rsid="0056b45e"/>
    </style:style>
    <style:style style:name="T28" style:family="text">
      <style:text-properties officeooo:rsid="0058397e"/>
    </style:style>
    <style:style style:name="T29" style:family="text">
      <style:text-properties officeooo:rsid="0059e6ba"/>
    </style:style>
    <style:style style:name="T30" style:family="text">
      <style:text-properties officeooo:rsid="005b882c"/>
    </style:style>
    <style:style style:name="T31" style:family="text">
      <style:text-properties officeooo:rsid="005ef131"/>
    </style:style>
    <style:style style:name="T32" style:family="text">
      <style:text-properties officeooo:rsid="006204de"/>
    </style:style>
    <style:style style:name="T33" style:family="text">
      <style:text-properties officeooo:rsid="0067d777"/>
    </style:style>
    <style:style style:name="T34" style:family="text">
      <style:text-properties officeooo:rsid="006a8e9e"/>
    </style:style>
    <style:style style:name="T35" style:family="text">
      <style:text-properties officeooo:rsid="006da887"/>
    </style:style>
    <style:style style:name="T36" style:family="text">
      <style:text-properties officeooo:rsid="006dec2e"/>
    </style:style>
    <style:style style:name="T37" style:family="text">
      <style:text-properties officeooo:rsid="006f0b35"/>
    </style:style>
    <style:style style:name="T38" style:family="text">
      <style:text-properties officeooo:rsid="006fd85d"/>
    </style:style>
    <style:style style:name="T39" style:family="text">
      <style:text-properties officeooo:rsid="007873ce"/>
    </style:style>
    <style:style style:name="T40" style:family="text">
      <style:text-properties officeooo:rsid="007c50cf"/>
    </style:style>
    <style:style style:name="T41" style:family="text">
      <style:text-properties officeooo:rsid="007d784d"/>
    </style:style>
    <style:style style:name="T42" style:family="text">
      <style:text-properties officeooo:rsid="007ef94c"/>
    </style:style>
    <style:style style:name="T43" style:family="text">
      <style:text-properties officeooo:rsid="00801e60"/>
    </style:style>
    <style:style style:name="T44" style:family="text">
      <style:text-properties officeooo:rsid="0083058a"/>
    </style:style>
    <style:style style:name="T45" style:family="text">
      <style:text-properties fo:font-variant="normal" fo:text-transform="none" fo:color="#ff0000" style:text-line-through-style="none" style:text-line-through-type="none" style:text-position="0% 100%" fo:font-size="5pt" fo:letter-spacing="normal" fo:font-style="normal" style:text-underline-style="none" fo:font-weight="normal" style:font-size-asian="5pt" style:font-style-asian="normal" style:font-weight-asian="normal" style:font-size-complex="5pt" style:font-style-complex="normal" style:font-weight-complex="normal"/>
    </style:style>
    <style:style style:name="T46" style:family="text">
      <style:text-properties fo:font-variant="normal" fo:text-transform="none" fo:color="#000000" style:text-line-through-style="none" style:text-line-through-type="none" style:text-position="0% 100%" fo:font-size="5pt" fo:letter-spacing="normal" fo:font-style="normal" style:text-underline-style="none" fo:font-weight="normal" style:font-size-asian="5pt" style:font-style-asian="normal" style:font-weight-asian="normal" style:font-size-complex="5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solid" draw:fill-color="#000000" draw:textarea-vertical-align="top" draw:auto-grow-height="false" fo:min-height="9.3528in" fo:min-width="3.2791in" fo:padding-top="0.0492in" fo:padding-bottom="0.0492in" fo:padding-left="0.0984in" fo:padding-right="0.0984in" fo:wrap-option="wra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fill="solid" draw:fill-color="#ff0000" draw:textarea-vertical-align="top" draw:auto-grow-height="false" fo:min-height="11.5835in" fo:min-width="0in" fo:padding-top="0.0492in" fo:padding-bottom="0.0492in" fo:padding-left="0.0984in" fo:padding-right="0.0984in" fo:wrap-option="wra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style>
    <style:style style:name="gr5" style:family="graphic">
      <style:graphic-properties draw:stroke="none" svg:stroke-width="0in" draw:fill="none" draw:textarea-vertical-align="top" draw:auto-grow-height="false" draw:fit-to-size="false" fo:min-height="0in" fo:min-width="0in" fo:padding-top="0.05in" fo:padding-bottom="0.05in" fo:padding-left="0.1in" fo:padding-right="0.1in" fo:wrap-option="no-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text:bookmark text:name="_GoBack"/><text:span text:style-name="T21">KSI C SDK </text:span>Tutorial</text:h>
      <text:h text:style-name="P37" text:outline-level="3">Disclaimer</text:h>
      <text:p text:style-name="P2">The SDK is still under development and the following tutorial may not yet describe the final version.</text:p>
      <text:h text:style-name="Heading_20_3" text:outline-level="3">Prerequisites</text:h>
      <text:p text:style-name="P24">To use this tutorial you'll need to have at least basic knowledge of the C programming language and need to be comfortable with the linux command line. This document does not cover the installation of the required software:</text:p>
      <text:list xml:id="list8504045690912155570" text:style-name="L13">
        <text:list-item>
          <text:p text:style-name="P39">KSI <text:span text:style-name="T2">C </text:span>SDK</text:p>
        </text:list-item>
        <text:list-item>
          <text:p text:style-name="P39">Curl</text:p>
        </text:list-item>
        <text:list-item>
          <text:p text:style-name="P39">OpenSSL</text:p>
        </text:list-item>
      </text:list>
      <text:h text:style-name="Heading_20_3" text:outline-level="3">The KSI Context</text:h>
      <text:p text:style-name="P26">The KSI context is the central object while using the KSI C SDK. The context <text:span text:style-name="T3">and all other objects created using it</text:span> may not be shared between threads, but a single thread may have many KSI contexts. <text:span text:style-name="T3">As most of the functionality of the SDK, the context (</text:span><text:span text:style-name="T5">KSI_CTX</text:span><text:span text:style-name="T3">) is declared in the </text:span><text:span text:style-name="T5">ksi/ksi.h </text:span><text:span text:style-name="T12">header file, which has to be include</text:span><text:span text:style-name="T13">d. The two following functions are used to create a new instance of the context and to free up the memory:</text:span></text:p>
      <table:table table:name="Contextinitfee" table:style-name="Contextinitfee">
        <table:table-column table:style-name="Contextinitfee.A"/>
        <table:table-row>
          <table:table-cell table:style-name="Contextinitfee.A1" office:value-type="string">
            <text:p text:style-name="P22"><text:span text:style-name="T14">int</text:span> KSI_CTX_new(KSI_CTX **ctx);</text:p>
            <text:p text:style-name="P22"><text:span text:style-name="T14">void</text:span> KSI_CTX_free(KSI_CTX *ctx);</text:p>
          </table:table-cell>
        </table:table-row>
      </table:table>
      <text:p text:style-name="P40">It is the callers responsibility to call the free-method on the context and to make sure there are no KSI functions are performed on it or any other object created using it afterwards.</text:p>
      <text:h text:style-name="Heading_20_3" text:outline-level="3"><text:soft-page-break/>Data hashing</text:h>
      <text:p text:style-name="P27">As the signing mechanism does not sign the documents directly but instead signs the calculated <text:span text:style-name="T15">imprint</text:span><text:span text:style-name="T15"><text:note text:id="ftn1" text:note-class="footnote"><text:note-citation>1</text:note-citation><text:note-body><text:p text:style-name="P41"><text:s/>An imprint is a binary hash value preceded with a single byte for hash algorithm id.</text:p></text:note-body></text:note></text:span> of the document, we will start with <text:span text:style-name="T42">by</text:span> calculati<text:span text:style-name="T42">ng it</text:span>. <text:span text:style-name="T42">The first example will be a</text:span> simple program, <text:span text:style-name="T15">which hashes a single message and outputs the imprint in hexadecimal to the console.</text:span></text:p>
      <text:p text:style-name="P28"><text:span text:style-name="T14">NB! For clarity we have omitted most of the error handling.</text:span> </text:p>
      <text:p text:style-name="P27"><text:span text:style-name="T15">First we need add couple of include files. As </text:span><text:span text:style-name="T6">stdio.h</text:span><text:span text:style-name="T15"> and </text:span><text:span text:style-name="T6">string.h</text:span><text:span text:style-name="T15"> should be familiar to the reader, the </text:span><text:span text:style-name="T6">ksi/ksi.h</text:span><text:span text:style-name="T15"> is needed to use the SDK.</text:span></text:p>
      <table:table table:name="Include" table:style-name="Include">
        <table:table-column table:style-name="Include.A"/>
        <table:table-row>
          <table:table-cell office:value-type="string">
            <text:p text:style-name="P21">#include&lt;stdio.h&gt; <text:s text:c="2"/>/* <text:span text:style-name="T16">For printf() */</text:span></text:p>
            <text:p text:style-name="P21">#include&lt;string.h&gt; <text:s/>/* <text:span text:style-name="T16">For strlen() */</text:span></text:p>
            <text:p text:style-name="P21">#include&lt;ksi/ksi.h&gt; /* <text:span text:style-name="T16">KSI base functions */</text:span></text:p>
          </table:table-cell>
        </table:table-row>
      </table:table>
      <text:p text:style-name="P28">The second step will be to declare and initialize the KSI context.</text:p>
      <table:table table:name="Contextinit" table:style-name="Contextinit">
        <table:table-column table:style-name="Contextinit.A"/>
        <table:table-row>
          <table:table-cell office:value-type="string">
            <text:p text:style-name="P3">KSI_CTX *ctx = <text:span text:style-name="T14">NULL</text:span>;</text:p>
            <text:p text:style-name="P3">KSI_CTX_new(&amp;ctx);</text:p>
          </table:table-cell>
        </table:table-row>
      </table:table>
      <text:p text:style-name="P28">To start calculating an imprint or hash value, we need a pointer to a <text:span text:style-name="T4">KSI_DataHasher</text:span>. This object holds the state of the calculation – not all the hashed data needs to be available at once <text:span text:style-name="T43">as</text:span> it can be added incrementally. When there is no more data to hashed, the hasher can be closed with <text:span text:style-name="T4">KSI_DataHash_close</text:span>, which returns a pointer to a <text:span text:style-name="T4">KSI_DataHash</text:span>.</text:p>
      <table:table table:name="Hasher" table:style-name="Hasher">
        <table:table-column table:style-name="Hasher.A"/>
        <table:table-row>
          <table:table-cell office:value-type="string">
            <text:p text:style-name="P4">KSI_DataHasher *hasher = <text:span text:style-name="T14">NULL</text:span>;</text:p>
            <text:p text:style-name="P4">KSI_DataHash *hash = <text:span text:style-name="T14">NULL</text:span>;</text:p>
            <text:p text:style-name="P4"><text:span text:style-name="T14">char</text:span> *data1 = “Hello ”;</text:p>
            <text:p text:style-name="P4"><text:span text:style-name="T14">char</text:span> *data2 = “nerd!”;</text:p>
            <text:p text:style-name="P4"/>
            <text:p text:style-name="P4">/* Open a new hasher, using SHA2-256 algorithm. */</text:p>
            <text:p text:style-name="P4">KSI_DataHasher_open(ctx, KSI_HASHALG_SHA2_256, &amp;hasher);</text:p>
            <text:p text:style-name="P4"/>
            <text:p text:style-name="P4">/* Add some data to the hasher. */</text:p>
            <text:p text:style-name="P4">KSI_DataHasher_add(hasher, data1, strlen(data1));</text:p>
            <text:p text:style-name="P4">KSI_DataHasher_add(hasher, data2, strlen(data2));</text:p>
            <text:p text:style-name="P4"/>
            <text:p text:style-name="P4">/* Close the hasher, and get the hash */</text:p>
            <text:p text:style-name="P4">KSI_DataHasher_close(hasher, &amp;hash);</text:p>
          </table:table-cell>
        </table:table-row>
      </table:table>
      <text:p text:style-name="P29">The hash object will be an input for the actual signing, which we will cover below. But if you need to access the actual imprint value, we can extract a constant pointer to it. The fact that the pointer is a constant, means that the user does not have to (actually even may not) free it. We will use <text:span text:style-name="T4">KSI_DataHash_getImptint()</text:span> to extract the binary value of the imprint. <text:span text:style-name="T17">Now it is possible to output the value in hexadecimal to the console.</text:span></text:p>
      <table:table table:name="extractimprint" table:style-name="extractimprint">
        <table:table-column table:style-name="extractimprint.A"/>
        <text:soft-page-break/>
        <table:table-row>
          <table:table-cell office:value-type="string">
            <text:p text:style-name="P5"><text:span text:style-name="T14">const</text:span> <text:span text:style-name="T14">unsigned</text:span> <text:span text:style-name="T14">char</text:span> *raw = <text:span text:style-name="T14">NULL</text:span>;</text:p>
            <text:p text:style-name="P5"><text:span text:style-name="T14">unsigned</text:span> len;</text:p>
            <text:p text:style-name="P5"><text:span text:style-name="T14">unsigned</text:span> i;</text:p>
            <text:p text:style-name="P5"/>
            <text:p text:style-name="P5">KSI_DataHash_getImprint(hash, &amp;raw, &amp;len);</text:p>
            <text:p text:style-name="P6">printf(“Hash: “);</text:p>
            <text:p text:style-name="P5"><text:span text:style-name="T14">for</text:span> (i = 0; i &lt; len; i++) {</text:p>
            <text:p text:style-name="P5"><text:s text:c="4"/>printf(“%02x”, raw[i]);</text:p>
            <text:p text:style-name="P5">}</text:p>
            <text:p text:style-name="P5">printf(“\n”);</text:p>
          </table:table-cell>
        </table:table-row>
      </table:table>
      <text:p text:style-name="P30">Now all thaths left to do is free the allocated memory.</text:p>
      <table:table table:name="cleanup1" table:style-name="cleanup1">
        <table:table-column table:style-name="cleanup1.A"/>
        <table:table-row>
          <table:table-cell table:style-name="cleanup1.A1" office:value-type="string">
            <text:p text:style-name="P7">KSI_DataHasher_free(hasher);</text:p>
            <text:p text:style-name="P7">KSI_DataHash_free(hash);</text:p>
            <text:p text:style-name="P7">KSI_CTX_free(ctx);</text:p>
          </table:table-cell>
        </table:table-row>
      </table:table>
      <text:h text:style-name="Heading_20_3" text:outline-level="3">Signing the Hash</text:h>
      <text:p text:style-name="P25">In this part we will assume, that we have a valid pointer to <text:span text:style-name="T4">KSI_CTX *ctx</text:span> and to a <text:span text:style-name="T4">KSI_DataHash *hash</text:span>. <text:span text:style-name="T18">Before we can start singing anything we need to configure the context's network client. A network client is an abstraction layer to communicate with the gateway (or aggregator). A network client can send signing and extending request and receive the responses and download the publications file.</text:span></text:p>
      <text:p text:style-name="P25">In this tutorial we will be using the HTTP network provider (<text:span text:style-name="T4">KSI_HttpClient</text:span>). <text:span text:style-name="T41">The client is described in </text:span><text:span text:style-name="T11">ksi/net_http.h</text:span><text:span text:style-name="T41"> header file, which needs to be included. The http client's main functions are:</text:span></text:p>
      <table:table table:name="httpclient" table:style-name="httpclient">
        <table:table-column table:style-name="httpclient.A"/>
        <table:table-row>
          <table:table-cell table:style-name="httpclient.A1" office:value-type="string">
            <text:p text:style-name="P8"><text:span text:style-name="T14">int</text:span> KSI_HttpClient_new(</text:p>
            <text:p text:style-name="P8"><text:s text:c="4"/>KSI_CTX *ctx, KSI_HttpClient **http);</text:p>
            <text:p text:style-name="P8"/>
            <text:p text:style-name="P8"><text:span text:style-name="T14">void</text:span> KSI_HttpClient_free(KSI_HttpClient *http);</text:p>
            <text:p text:style-name="P8"/>
            <text:p text:style-name="P8"><text:span text:style-name="T14">int</text:span> KSI_HttpClient_setPublicationUrl(</text:p>
            <text:p text:style-name="P8"><text:s text:c="4"/>KSI_HttpClient *client, <text:span text:style-name="T14">const</text:span> <text:span text:style-name="T14">char</text:span> *val);</text:p>
            <text:p text:style-name="P8"/>
            <text:p text:style-name="P8"><text:span text:style-name="T14">int</text:span> KSI_HttpClient_setExtender(</text:p>
            <text:p text:style-name="P8"><text:s text:c="4"/>KSI_HttpClient *client, <text:span text:style-name="T14">const</text:span> <text:span text:style-name="T14">char</text:span> *url, </text:p>
            <text:p text:style-name="P8"><text:s text:c="4"/><text:span text:style-name="T14">const</text:span> <text:span text:style-name="T14">char</text:span> *user, <text:span text:style-name="T14">const</text:span> <text:span text:style-name="T14">char</text:span> *pass);</text:p>
            <text:p text:style-name="P8"/>
            <text:p text:style-name="P8"><text:span text:style-name="T14">int</text:span> KSI_HttpClient_setAggregator(</text:p>
            <text:p text:style-name="P8"><text:s text:c="4"/>KSI_HttpClient *client, <text:span text:style-name="T14">const</text:span> <text:span text:style-name="T14">char</text:span> *url, </text:p>
            <text:p text:style-name="P8"><text:s text:c="4"/><text:span text:style-name="T14">const</text:span> <text:span text:style-name="T14">char</text:span> *user, <text:span text:style-name="T14">const</text:span> <text:span text:style-name="T14">char</text:span> *pass);</text:p>
          </table:table-cell>
        </table:table-row>
      </table:table>
      <text:p text:style-name="Text_20_body"><text:soft-page-break/><text:span text:style-name="T21">We will configure the network client only for signing and extending using “anon” for the user name and for password. By default the publications file will be downloaded from the Guardtime public location</text:span><text:span text:style-name="T21"><text:note text:id="ftn2" text:note-class="footnote"><text:note-citation>2</text:note-citation><text:note-body><text:p text:style-name="P23"><text:s/><text:span text:style-name="T19">http://verify.guardtime.com/ksi-publications.bin</text:span></text:p></text:note-body></text:note></text:span><text:span text:style-name="T21">.</text:span></text:p>
      <table:table table:name="inithttp" table:style-name="inithttp">
        <table:table-column table:style-name="inithttp.A"/>
        <table:table-row>
          <table:table-cell table:style-name="inithttp.A1" office:value-type="string">
            <text:p text:style-name="P9">KSI_HttpClient *http = <text:span text:style-name="T14">NULL</text:span>;</text:p>
            <text:p text:style-name="P9">KSI_HttpClient_new(ctx, &amp;http);</text:p>
            <text:p text:style-name="P9"/>
            <text:p text:style-name="P9">/* <text:span text:style-name="T32">Configure the signing service. */</text:span></text:p>
            <text:p text:style-name="P9">KSI_HttpClient_setAggregator(</text:p>
            <text:p text:style-name="P9"><text:s text:c="4"/>http, “192.168.11.123”, “anon”, “anon”);</text:p>
            <text:p text:style-name="P9"/>
            <text:p text:style-name="P9">/* <text:span text:style-name="T32">Configure the extending service. */</text:span></text:p>
            <text:p text:style-name="P9">KSI_HttpClient_setExtender(</text:p>
            <text:p text:style-name="P9"><text:s text:c="4"/>http, “192.168.11.123:8081”, “anon”, “anon”);</text:p>
          </table:table-cell>
        </table:table-row>
      </table:table>
      <text:p text:style-name="P25">Now, the http client of the context needs to be updated with the newly created context. <text:span text:style-name="T20">The implicit cast to </text:span><text:span text:style-name="T7">KSI_NetworkClient *</text:span><text:span text:style-name="T20"> is added to avoid compiler warnings.</text:span></text:p>
      <table:table table:name="ctxsetclient" table:style-name="ctxsetclient">
        <table:table-column table:style-name="ctxsetclient.A"/>
        <table:table-row>
          <table:table-cell office:value-type="string">
            <text:p text:style-name="P10">/* <text:span text:style-name="T33">Set the network client. */</text:span></text:p>
            <text:p text:style-name="P10">KSI_setNetworkProvider(</text:p>
            <text:p text:style-name="P10"><text:s text:c="4"/>ctx, (KSI_NetworkClient *)http);</text:p>
          </table:table-cell>
        </table:table-row>
      </table:table>
      <text:p text:style-name="P32">By calling the setter method, the user looses the ownership of the http client and may not free it – the context will take care of it.</text:p>
      <text:p text:style-name="P25">Finally, we can create our first KSI signature. For a signature we need a pointer to <text:span text:style-name="T4">KSI_Signature</text:span>. It is created while signing and the caller is responsible for freeing the memory <text:span text:style-name="T22">with the function </text:span><text:span text:style-name="T8">KSI_Signature_free()</text:span><text:span text:style-name="T22">. In the following we will check the return value of the function, as there may be several reasons why signing may fail (gateway is down, network problems).</text:span></text:p>
      <table:table table:name="sign" table:style-name="sign">
        <table:table-column table:style-name="sign.A"/>
        <table:table-row>
          <table:table-cell table:style-name="sign.A1" office:value-type="string">
            <text:p text:style-name="P11">KSI_Signature *signature = <text:span text:style-name="T14">NULL</text:span>;</text:p>
            <text:p text:style-name="P11"><text:span text:style-name="T14">int</text:span> res;</text:p>
            <text:p text:style-name="P11">/* <text:span text:style-name="T31">Sign and capture the error code. */</text:span></text:p>
            <text:p text:style-name="P11">res = KSI_createSignature(ctx, hash, &amp;signature);</text:p>
            <text:p text:style-name="P11"><text:span text:style-name="T14">if</text:span> (res != KSI_OK) {</text:p>
            <text:p text:style-name="P11"><text:s text:c="4"/>fprintf(stderr, “Unable to sign<text:span text:style-name="T23">\n</text:span>”);</text:p>
            <text:p text:style-name="P11">}</text:p>
          </table:table-cell>
        </table:table-row>
      </table:table>
      <text:p text:style-name="P25">Assuming everything went well, and we got a valid response from the gateway, <text:span text:style-name="T24">the least we can do, is to save the signature into a file. For this we need to serialize the signature. Note, that this time the output parameter is not constant, and the caller is responsible for freeing the memory.</text:span></text:p>
      <table:table table:name="savesig" table:style-name="savesig">
        <table:table-column table:style-name="savesig.A"/>
        <table:table-row>
          <table:table-cell office:value-type="string">
            <text:p text:style-name="P12"><text:span text:style-name="T14">unsigned</text:span> <text:span text:style-name="T14">char</text:span> *rawSignature = <text:span text:style-name="T14">NULL</text:span>;</text:p>
            <text:p text:style-name="P12"><text:span text:style-name="T14">unsigned</text:span> rawSignature_len;</text:p>
            <text:p text:style-name="P12">FILE *f = <text:span text:style-name="T14">NULL</text:span>;</text:p>
            <text:p text:style-name="P12"/>
            <text:p text:style-name="P12">/* <text:span text:style-name="T29">Serialize the signature. */</text:span></text:p>
            <text:p text:style-name="P12"><text:soft-page-break/>KSI_Signature_serialize(</text:p>
            <text:p text:style-name="P12"><text:s text:c="4"/>signature, &amp;rawSignature, &amp;rawSignature_len);</text:p>
            <text:p text:style-name="P12"/>
            <text:p text:style-name="P12">/* <text:span text:style-name="T29">Write the raw signature into a file. */</text:span></text:p>
            <text:p text:style-name="P12">f = fopen (“signature.ksi”);</text:p>
            <text:p text:style-name="P12">fwrite(rawSignature, rawSignature_len, f);</text:p>
            <text:p text:style-name="P12">fclose(f);</text:p>
            <text:p text:style-name="P12"/>
            <text:p text:style-name="P12">/* <text:span text:style-name="T30">Cleanup. */</text:span></text:p>
            <text:p text:style-name="P13">KSI_free(rawSignature);</text:p>
          </table:table-cell>
        </table:table-row>
      </table:table>
      <text:p text:style-name="P25">Now we have a file called <text:span text:style-name="T4">signature.ksi</text:span> which contains a KSI signature. <text:span text:style-name="T25">We can observe the contents of is using gttlvdump, which is a simple tool for viewing TLV</text:span><text:span text:style-name="T25"><text:note text:id="ftn3" text:note-class="footnote"><text:note-citation>3</text:note-citation><text:note-body><text:p text:style-name="Footnote"><text:s/><text:span text:style-name="T25">TLV - Type Length Value.</text:span></text:p></text:note-body></text:note></text:span><text:span text:style-name="T25"> encoded data.</text:span></text:p>
      <text:h text:style-name="Heading_20_3" text:outline-level="3"><text:span text:style-name="T26">Parsing</text:span> a Signature</text:h>
      <text:p text:style-name="P25">In this section we are going to read the signature from file and parse it into a <text:span text:style-name="T4">KSI_Signature</text:span>. <text:span text:style-name="T27">We are going to use a statically allocated buffer whith size </text:span><text:span text:style-name="T9">0xffff + 4</text:span><text:span text:style-name="T27">, which is the maximum size of a single (uni-) signature, due to the TLV encoding.</text:span></text:p>
      <table:table table:name="readsignature" table:style-name="readsignature">
        <table:table-column table:style-name="readsignature.A"/>
        <table:table-row>
          <table:table-cell office:value-type="string">
            <text:p text:style-name="P14">KSI_Signature *signature = NULL;</text:p>
            <text:p text:style-name="P14">FILE *f = NULL;</text:p>
            <text:p text:style-name="P14">unsigned char buffer[0xffff + 4];</text:p>
            <text:p text:style-name="P14">unsigned len;</text:p>
            <text:p text:style-name="P14"/>
            <text:p text:style-name="P15">/* <text:span text:style-name="T28">Read the file into buffer. */</text:span></text:p>
            <text:p text:style-name="P15">f = <text:s/>fopen(“signature.ksi”, “rb”);</text:p>
            <text:p text:style-name="P15">len = fread(buffer, 1, sizeof(buffer), f);</text:p>
            <text:p text:style-name="P15"/>
            <text:p text:style-name="P15">/* <text:span text:style-name="T28">Parse the signature. */</text:span></text:p>
            <text:p text:style-name="P15">KSI_Signature_parse(ctx, buffer, len, &amp;signature);</text:p>
          </table:table-cell>
        </table:table-row>
      </table:table>
      <text:h text:style-name="P38" text:outline-level="3"><text:s/>Verifying</text:h>
      <text:p text:style-name="P42">The signature itself can be verified without having the original document (or the hash/imprint), but it is not required. The process of verifying the document verifies the signature automatically.</text:p>
      <text:p text:style-name="P31"><text:span text:style-name="T34">Again, we will assume we have a signature </text:span><text:span text:style-name="T10">KSI_Signature *signature</text:span><text:span text:style-name="T34"> and a </text:span><text:span text:style-name="T10">KSI_DataHash *hash</text:span><text:span text:style-name="T34">, which is created using the document we wish to verify. The next example is the easiest way to verify a document.</text:span></text:p>
      <table:table table:name="verify" table:style-name="verify">
        <table:table-column table:style-name="verify.A"/>
        <table:table-row>
          <table:table-cell office:value-type="string">
            <text:p text:style-name="P16"><text:span text:style-name="T35">i</text:span>nt res;</text:p>
            <text:p text:style-name="P17"><text:soft-page-break/>res = KSI_Signature_verifyDataHash(sig, <text:span text:style-name="T36">ctx</text:span>, <text:span text:style-name="T36">hash</text:span>);</text:p>
            <text:p text:style-name="P17">switch (res) {</text:p>
            <text:p text:style-name="P17"><text:s text:c="4"/>case KSI_OK:</text:p>
            <text:p text:style-name="P17"><text:s text:c="8"/>printf("<text:span text:style-name="T37">Document and signature verifyed.</text:span>\n");</text:p>
            <text:p text:style-name="P17"><text:s text:c="8"/>break;</text:p>
            <text:p text:style-name="P17"><text:s text:c="4"/>case KSI_VERIFICATION_FAILURE:</text:p>
            <text:p text:style-name="P17"><text:s text:c="8"/>printf("<text:span text:style-name="T37">Verification failed.</text:span>\n");</text:p>
            <text:p text:style-name="P17"><text:s text:c="8"/>break;</text:p>
            <text:p text:style-name="P17"><text:s text:c="4"/>default:</text:p>
            <text:p text:style-name="P18"><text:s text:c="8"/><text:span text:style-name="T38">f</text:span>printf(<text:span text:style-name="T38">stderr, </text:span>"<text:span text:style-name="T38">Technical error</text:span> (%s)\n",</text:p>
            <text:p text:style-name="P18"><text:s text:c="12"/>KSI_getErrorString(res));</text:p>
            <text:p text:style-name="P17">}</text:p>
          </table:table-cell>
        </table:table-row>
      </table:table>
      <text:p text:style-name="P33">The following function can be used to verify the signature without having the initial document hash. It acts the same way as the function in the previous example, but does not req<text:span text:style-name="T44">u</text:span>ire the document hash as a parameter.</text:p>
      <table:table table:name="verifysigonly" table:style-name="verifysigonly">
        <table:table-column table:style-name="verifysigonly.A"/>
        <table:table-row>
          <table:table-cell table:style-name="verifysigonly.A1" office:value-type="string">
            <text:p text:style-name="P19">int KSI_Signature_verify(KSI_Signature *sig, KSI_CTX *ctx);</text:p>
          </table:table-cell>
        </table:table-row>
      </table:table>
      <text:h text:style-name="Heading_20_3" text:outline-level="3">Extending the Signature</text:h>
      <text:p text:style-name="P35">While extending an existing signature object, a new signature object is created, thus <text:span text:style-name="T44">the original is </text:span>preserv<text:span text:style-name="T44">ed</text:span>. <text:span text:style-name="T39">The following example illustrates the process. It is the responsibility of the caller to free the original and the extended signature.</text:span></text:p>
      <table:table table:name="extend" table:style-name="extend">
        <table:table-column table:style-name="extend.A"/>
        <table:table-row>
          <table:table-cell office:value-type="string">
            <text:p text:style-name="P20"><text:span text:style-name="T14">int</text:span> res <text:span text:style-name="T14">=</text:span> KSI_extendSignature(<text:span text:style-name="T40">ctx</text:span>, sig, &amp;ext);</text:p>
            <text:p text:style-name="P20"><text:span text:style-name="T14">if</text:span> (res <text:span text:style-name="T14">!=</text:span> KSI_OK) {</text:p>
            <text:p text:style-name="P20"><text:s text:c="4"/><text:span text:style-name="T14">if</text:span> (res <text:span text:style-name="T14">==</text:span> KSI_EXTEND_NO_SUITABLE_PUBLICATION) {</text:p>
            <text:p text:style-name="P20"><text:s text:c="8"/>printf("No suitable publication to extend to.\n");</text:p>
            <text:p text:style-name="P20"><text:s text:c="4"/>} <text:span text:style-name="T14">else</text:span> {</text:p>
            <text:p text:style-name="P20"><text:s text:c="8"/>fprintf(stderr, "Unable to extend signature.\n");</text:p>
            <text:p text:style-name="P20"><text:s text:c="4"/>}</text:p>
            <text:p text:style-name="P20">}</text:p>
          </table:table-cell>
        </table:table-row>
      </table:table>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Neue Light" svg:font-family="'Helvetica Neue Light'" style:font-family-generic="roman" style:font-pitch="variable"/>
    <style:font-face style:name="Lucida Grande" svg:font-family="'Lucida Grande'" style:font-family-generic="roman" style:font-pitch="variable"/>
    <style:font-face style:name="Monaco" svg:font-family="Monaco"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ucida Grande1" svg:font-family="'Lucida Gran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宋体" style:font-size-asian="11pt" style:language-asian="en" style:country-asian="US" style:font-name-complex="Tahoma"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宋体"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665in" loext:contextual-spacing="false" fo:line-height="150%" fo:text-align="start" style:justify-single-word="false" fo:orphans="2" fo:widows="2" style:writing-mode="lr-tb"/>
      <style:text-properties style:font-name="Arial" fo:font-family="Arial" style:font-family-generic="roman" style:font-pitch="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auto-update="true" style:default-outline-level="1" style:class="text">
      <style:paragraph-properties fo:margin-top="0.3335in" fo:margin-bottom="0.3335in" loext:contextual-spacing="false" fo:line-height="110%" fo:keep-together="always" fo:keep-with-next="always"/>
      <style:text-properties fo:color="#ff0000" fo:font-size="24pt" style:font-name-asian="宋体" style:font-family-asian="宋体" style:font-family-generic-asian="system" style:font-pitch-asian="variable" style:font-size-asian="24pt"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Standard" style:next-style-name="Standard" style:auto-update="true" style:default-outline-level="2" style:class="text">
      <style:paragraph-properties fo:margin-top="0.3335in" fo:margin-bottom="0.3335in" loext:contextual-spacing="false" fo:line-height="110%" fo:keep-together="always" fo:keep-with-next="always">
        <style:tab-stops>
          <style:tab-stop style:position="0.5in"/>
        </style:tab-stops>
      </style:paragraph-properties>
      <style:text-properties fo:color="#ff0000" fo:font-size="16pt" style:font-name-asian="宋体" style:font-family-asian="宋体" style:font-family-generic-asian="system" style:font-pitch-asian="variable" style:font-size-asian="16pt" style:font-name-complex="Tahoma" style:font-family-complex="Tahoma" style:font-family-generic-complex="system" style:font-pitch-complex="variable" style:font-size-complex="13pt" style:font-weight-complex="bold"/>
    </style:style>
    <style:style style:name="Heading_20_3" style:display-name="Heading 3" style:family="paragraph" style:parent-style-name="Heading_20_2" style:next-style-name="Standard" style:auto-update="true" style:default-outline-level="3" style:class="text">
      <style:text-properties fo:color="#000000" style:font-weight-complex="normal"/>
    </style:style>
    <style:style style:name="Heading_20_4" style:display-name="Heading 4" style:family="paragraph" style:parent-style-name="Standard" style:next-style-name="Standard" style:auto-update="true" style:default-outline-level="4" style:class="text">
      <style:paragraph-properties fo:margin-top="0.222in" fo:margin-bottom="0.0835in" loext:contextual-spacing="false" fo:keep-together="always" fo:keep-with-next="always"/>
      <style:text-properties fo:font-size="14pt" style:font-name-asian="宋体" style:font-family-asian="宋体" style:font-family-generic-asian="system" style:font-pitch-asian="variable" style:font-size-asian="14pt" style:font-name-complex="Tahoma"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style:auto-update="true" style:default-outline-level="5" style:class="text">
      <style:paragraph-properties fo:margin-top="0.222in" fo:margin-bottom="0.0835in" loext:contextual-spacing="false" fo:keep-together="always" fo:keep-with-next="always"/>
      <style:text-properties fo:font-size="12pt" style:font-name-asian="宋体" style:font-family-asian="宋体" style:font-family-generic-asian="system" style:font-pitch-asian="variable" style:font-size-asian="12pt" style:font-name-complex="Tahoma" style:font-family-complex="Tahoma" style:font-family-generic-complex="system" style:font-pitch-complex="variable"/>
    </style:style>
    <style:style style:name="Heading_20_6" style:display-name="Heading 6" style:family="paragraph" style:parent-style-name="Standard" style:next-style-name="Standard" style:auto-update="true" style:default-outline-level="6" style:class="text">
      <style:paragraph-properties fo:margin-top="0.222in" fo:margin-bottom="0.0835in" loext:contextual-spacing="false" fo:keep-together="always" fo:keep-with-next="always"/>
      <style:text-properties fo:font-style="italic" style:font-name-asian="宋体" style:font-family-asian="宋体"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宋体" style:font-family-asian="宋体"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139in" fo:margin-bottom="0in" loext:contextual-spacing="false" fo:keep-together="always" fo:keep-with-next="always"/>
      <style:text-properties fo:color="#404040" style:font-name="Cambria" fo:font-family="Cambria" style:font-family-generic="roman" style:font-pitch="variable" style:font-name-asian="宋体" style:font-family-asian="宋体" style:font-family-generic-asian="system" style:font-pitch-asian="variable" style:font-name-complex="Tahoma" style:font-family-complex="Tahoma" style:font-family-generic-complex="system" style:font-pitch-complex="variable"/>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宋体" style:font-family-asian="宋体" style:font-family-generic-asian="system" style:font-pitch-asian="variable" style:font-style-asian="italic" style:font-name-complex="Tahoma" style:font-family-complex="Tahoma" style:font-family-generic-complex="system" style:font-pitch-complex="variable" style:font-style-complex="italic"/>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er" style:family="paragraph" style:parent-style-name="Standard" style:default-outline-level="" style:class="extra">
      <style:paragraph-properties fo:margin-top="0in" fo:margin-bottom="0in" loext:contextual-spacing="false" fo:line-height="100%">
        <style:tab-stops>
          <style:tab-stop style:position="3in" style:type="center"/>
          <style:tab-stop style:position="6in" style:type="right"/>
        </style:tab-stops>
      </style:paragraph-properties>
    </style:style>
    <style:style style:name="caption" style:family="paragraph" style:parent-style-name="Standard" style:next-style-name="Standard" style:auto-update="true" style:default-outline-level="">
      <style:paragraph-properties fo:margin-top="0.0693in" fo:margin-bottom="0.0693in" loext:contextual-spacing="false" fo:line-height="100%" fo:text-align="center" style:justify-single-word="false" fo:keep-together="always" fo:keep-with-next="always"/>
      <style:text-properties fo:color="#4f81bd" style:font-name="Helvetica Neue Light" fo:font-family="'Helvetica Neue Light'" style:font-family-generic="roman" style:font-pitch="variable" fo:font-size="9pt" fo:font-weight="bold" style:font-name-asian="Times New Roman" style:font-family-asian="'Times New Roman'" style:font-family-generic-asian="system" style:font-pitch-asian="variable" style:font-size-asian="9pt" style:font-weight-asian="bold" style:font-name-complex="Times New Roman" style:font-family-complex="'Times New Roman'" style:font-family-generic-complex="system" style:font-pitch-complex="variable" style:font-size-complex="9pt" style:language-complex="en" style:country-complex="US" style:font-weight-complex="bold"/>
    </style:style>
    <style:style style:name="First_20_Page_20_Title" style:display-name="First Page Title" style:family="paragraph" style:parent-style-name="Standard" style:auto-update="true" style:default-outline-level="">
      <style:paragraph-properties fo:line-height="110%"/>
      <style:text-properties fo:color="#ff0000" fo:font-size="32pt" style:font-size-asian="32pt" style:font-size-complex="28pt"/>
    </style:style>
    <style:style style:name="First_20_Page_20_Title_20_Black" style:display-name="First Page Title Black" style:family="paragraph" style:parent-style-name="Standard" style:auto-update="true" style:default-outline-level="">
      <style:paragraph-properties fo:line-height="110%"/>
      <style:text-properties fo:font-size="32pt" style:font-size-asian="32pt" style:font-name-complex="Times New Roman" style:font-family-complex="'Times New Roman'" style:font-family-generic-complex="system" style:font-pitch-complex="variable" style:font-size-complex="18pt"/>
    </style:style>
    <style:style style:name="First_20_Page_20_Subtitle_20__26__20_Date" style:display-name="First Page Subtitle &amp; Date" style:family="paragraph" style:parent-style-name="Standard" style:auto-update="true" style:default-outline-level="">
      <style:paragraph-properties fo:margin-top="0in" fo:margin-bottom="0in" loext:contextual-spacing="false"/>
      <style:text-properties fo:font-size="14pt" style:font-size-asian="14pt" style:font-name-complex="Times New Roman" style:font-family-complex="'Times New Roman'" style:font-family-generic-complex="system" style:font-pitch-complex="variable" style:font-size-complex="14pt"/>
    </style:style>
    <style:style style:name="Contents_20_1" style:display-name="Contents 1" style:family="paragraph" style:parent-style-name="Standard" style:next-style-name="Standard" style:auto-update="true" style:default-outline-level="" style:class="index">
      <style:paragraph-properties fo:margin-top="0.0835in" fo:margin-bottom="0.0835in" loext:contextual-spacing="false">
        <style:tab-stops>
          <style:tab-stop style:position="0.2827in"/>
          <style:tab-stop style:position="6.4929in" style:type="right" style:leader-style="dotted" style:leader-text="."/>
        </style:tab-stops>
      </style:paragraph-properties>
      <style:text-properties fo:font-size="12pt" style:font-name-asian="MS Mincho" style:font-family-asian="'MS Mincho'" style:font-family-generic-asian="system" style:font-pitch-asian="variable" style:font-size-asian="12pt" style:font-name-complex="Times New Roman" style:font-family-complex="'Times New Roman'" style:font-family-generic-complex="system" style:font-pitch-complex="variable" style:font-weight-complex="bold"/>
    </style:style>
    <style:style style:name="Contents_20_2" style:display-name="Contents 2" style:family="paragraph" style:parent-style-name="Standard" style:next-style-name="Standard" style:auto-update="true" style:default-outline-level="" style:class="index">
      <style:paragraph-properties fo:margin-left="0.2756in" fo:margin-right="0in" fo:margin-top="0in" fo:margin-bottom="0.0835in" loext:contextual-spacing="false" fo:text-indent="0in" style:auto-text-indent="false">
        <style:tab-stops>
          <style:tab-stop style:position="0.5516in"/>
          <style:tab-stop style:position="6.4929in" style:type="right" style:leader-style="dotted" style:leader-text="."/>
        </style:tab-stops>
      </style:paragraph-properties>
      <style:text-properties fo:font-size="12pt" style:font-name-asian="MS Mincho" style:font-family-asian="'MS Mincho'" style:font-family-generic-asian="system" style:font-pitch-asian="variable" style:font-size-asian="12pt" style:font-name-complex="Times New Roman" style:font-family-complex="'Times New Roman'" style:font-family-generic-complex="system" style:font-pitch-complex="variabl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in" loext:contextual-spacing="false" fo:text-indent="0in" style:auto-text-indent="false"/>
      <style:text-properties fo:font-style="italic" style:font-name-asian="MS Mincho" style:font-family-asian="'MS Mincho'"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a_29__20_b_29__20_c_29_" style:display-name="a) b) c)" style:family="paragraph" style:parent-style-name="Standard" style:default-outline-level="">
      <style:paragraph-properties fo:margin-left="0.4957in" fo:margin-right="0in" fo:margin-top="0in" fo:margin-bottom="0.1665in" loext:contextual-spacing="true" fo:text-align="justify" style:justify-single-word="false" fo:text-indent="-0.248in" style:auto-text-indent="false"/>
    </style:style>
    <style:style style:name="HTML_20_Top_20_of_20_Form" style:display-name="HTML Top of Form" style:family="paragraph" style:parent-style-name="Standard" style:next-style-name="Standard" style:default-outline-level="">
      <style:paragraph-properties fo:margin-top="0in" fo:margin-bottom="0in" loext:contextual-spacing="false" fo:text-align="center" style:justify-single-word="false" fo:padding-left="0in" fo:padding-right="0in" fo:padding-top="0in" fo:padding-bottom="0.0138in" fo:border-left="none" fo:border-right="none" fo:border-top="none" fo:border-bottom="0.74pt solid #00000a"/>
      <style:text-properties fo:font-size="8pt" fo:language="ru" fo:country="RU" style:font-name-asian="MS Mincho" style:font-family-asian="'MS Mincho'" style:font-family-generic-asian="system" style:font-pitch-asian="variable" style:font-size-asian="8pt" style:font-name-complex="Arial2" style:font-family-complex="Arial" style:font-family-generic-complex="system" style:font-pitch-complex="variable" style:font-size-complex="8pt" text:display="none"/>
    </style:style>
    <style:style style:name="HTML_20_Bottom_20_of_20_Form" style:display-name="HTML Bottom of Form" style:family="paragraph" style:parent-style-name="Standard" style:next-style-name="Standard" style:default-outline-level="">
      <style:paragraph-properties fo:margin-top="0in" fo:margin-bottom="0in" loext:contextual-spacing="false" fo:text-align="center" style:justify-single-word="false" fo:padding-left="0in" fo:padding-right="0in" fo:padding-top="0.0138in" fo:padding-bottom="0in" fo:border-left="none" fo:border-right="none" fo:border-top="0.74pt solid #00000a" fo:border-bottom="none"/>
      <style:text-properties fo:font-size="8pt" fo:language="ru" fo:country="RU" style:font-name-asian="MS Mincho" style:font-family-asian="'MS Mincho'" style:font-family-generic-asian="system" style:font-pitch-asian="variable" style:font-size-asian="8pt" style:font-name-complex="Arial2" style:font-family-complex="Arial" style:font-family-generic-complex="system" style:font-pitch-complex="variable" style:font-size-complex="8pt" text:display="none"/>
    </style:style>
    <style:style style:name="List_20_Paragraph" style:display-name="List Paragraph" style:family="paragraph" style:parent-style-name="Standard" style:default-outline-level="">
      <style:paragraph-properties fo:margin-left="0.5in" fo:margin-right="0in" fo:margin-top="0in" fo:margin-bottom="0in" loext:contextual-spacing="false" fo:text-indent="0in" style:auto-text-indent="false"/>
      <style:text-properties style:font-name-asian="MS Mincho" style:font-family-asian="'MS Mincho'" style:font-family-generic-asian="system" style:font-pitch-asian="variable" style:font-name-complex="Times New Roman" style:font-family-complex="'Times New Roman'" style:font-family-generic-complex="system" style:font-pitch-complex="variable"/>
    </style:style>
    <style:style style:name="Footer" style:family="paragraph" style:parent-style-name="Standard" style:default-outline-level="" style:class="extra">
      <style:paragraph-properties fo:margin-top="0in" fo:margin-bottom="0in" loext:contextual-spacing="false" fo:line-height="100%">
        <style:tab-stops>
          <style:tab-stop style:position="3in" style:type="center"/>
          <style:tab-stop style:position="6in" style:type="right"/>
        </style:tab-stops>
      </style:paragraph-properties>
    </style:style>
    <style:style style:name="Code_20_Sample" style:display-name="Code Sample" style:family="paragraph" style:parent-style-name="Standard" style:auto-update="true" style:default-outline-level="">
      <style:paragraph-properties fo:margin-left="0.5in" fo:margin-right="0in" fo:margin-top="0in" fo:margin-bottom="0.1665in" loext:contextual-spacing="true" fo:text-indent="0in" style:auto-text-indent="false" fo:background-color="#eeece1" fo:padding-left="0.0555in" fo:padding-right="0.0555in" fo:padding-top="0.0835in" fo:padding-bottom="0.0835in" fo:border="0.51pt solid #ffffff">
        <style:background-image/>
      </style:paragraph-properties>
      <style:text-properties style:font-name="Courier New" fo:font-family="'Courier New'" style:font-family-generic="roman" style:font-pitch="variable" fo:font-size="9pt" fo:language="et" fo:country="EE" style:font-name-asian="Calibri1" style:font-family-asian="Calibri" style:font-family-generic-asian="system" style:font-pitch-asian="variable" style:font-size-asian="9pt" style:font-name-complex="Times New Roman" style:font-family-complex="'Times New Roman'" style:font-family-generic-complex="system" style:font-pitch-complex="variable"/>
    </style:style>
    <style:style style:name="Contents_20_4" style:display-name="Contents 4" style:family="paragraph" style:parent-style-name="Standard" style:next-style-name="Standard" style:auto-update="true" style:default-outline-level="" style:class="index">
      <style:paragraph-properties fo:margin-left="0.4583in" fo:margin-right="0in" fo:margin-top="0in" fo:margin-bottom="0in" loext:contextual-spacing="false" fo:text-indent="0in" style:auto-text-indent="false"/>
      <style:text-properties style:font-name="Calibri" fo:font-family="Calibri" style:font-family-generic="roman" style:font-pitch="variable" fo:font-size="9pt" fo:language="ru" fo:country="RU" style:font-name-asian="MS Mincho" style:font-family-asian="'MS Mincho'" style:font-family-generic-asian="system" style:font-pitch-asian="variable" style:font-size-asian="9pt" style:font-name-complex="Times New Roman" style:font-family-complex="'Times New Roman'"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0.611in" fo:margin-right="0in" fo:margin-top="0in" fo:margin-bottom="0in" loext:contextual-spacing="false" fo:text-indent="0in" style:auto-text-indent="false"/>
      <style:text-properties style:font-name="Calibri" fo:font-family="Calibri" style:font-family-generic="roman" style:font-pitch="variable" fo:font-size="9pt" fo:language="ru" fo:country="RU" style:font-name-asian="MS Mincho" style:font-family-asian="'MS Mincho'" style:font-family-generic-asian="system" style:font-pitch-asian="variable" style:font-size-asian="9pt" style:font-name-complex="Times New Roman" style:font-family-complex="'Times New Roman'" style:font-family-generic-complex="system" style:font-pitch-complex="variable" style:font-size-complex="9pt"/>
    </style:style>
    <style:style style:name="Contents_20_6" style:display-name="Contents 6" style:family="paragraph" style:parent-style-name="Standard" style:next-style-name="Standard" style:auto-update="true" style:default-outline-level="" style:class="index">
      <style:paragraph-properties fo:margin-left="0.7638in" fo:margin-right="0in" fo:margin-top="0in" fo:margin-bottom="0in" loext:contextual-spacing="false" fo:text-indent="0in" style:auto-text-indent="false"/>
      <style:text-properties style:font-name="Calibri" fo:font-family="Calibri" style:font-family-generic="roman" style:font-pitch="variable" fo:font-size="9pt" fo:language="ru" fo:country="RU" style:font-name-asian="MS Mincho" style:font-family-asian="'MS Mincho'" style:font-family-generic-asian="system" style:font-pitch-asian="variable" style:font-size-asian="9pt" style:font-name-complex="Times New Roman" style:font-family-complex="'Times New Roman'" style:font-family-generic-complex="system" style:font-pitch-complex="variable" style:font-size-complex="9pt"/>
    </style:style>
    <style:style style:name="Contents_20_7" style:display-name="Contents 7" style:family="paragraph" style:parent-style-name="Standard" style:next-style-name="Standard" style:auto-update="true" style:default-outline-level="" style:class="index">
      <style:paragraph-properties fo:margin-left="0.9165in" fo:margin-right="0in" fo:margin-top="0in" fo:margin-bottom="0in" loext:contextual-spacing="false" fo:text-indent="0in" style:auto-text-indent="false"/>
      <style:text-properties style:font-name="Calibri" fo:font-family="Calibri" style:font-family-generic="roman" style:font-pitch="variable" fo:font-size="9pt" fo:language="ru" fo:country="RU" style:font-name-asian="MS Mincho" style:font-family-asian="'MS Mincho'" style:font-family-generic-asian="system" style:font-pitch-asian="variable" style:font-size-asian="9pt" style:font-name-complex="Times New Roman" style:font-family-complex="'Times New Roman'" style:font-family-generic-complex="system" style:font-pitch-complex="variable" style:font-size-complex="9pt"/>
    </style:style>
    <style:style style:name="Contents_20_8" style:display-name="Contents 8" style:family="paragraph" style:parent-style-name="Standard" style:next-style-name="Standard" style:auto-update="true" style:default-outline-level="" style:class="index">
      <style:paragraph-properties fo:margin-left="1.0693in" fo:margin-right="0in" fo:margin-top="0in" fo:margin-bottom="0in" loext:contextual-spacing="false" fo:text-indent="0in" style:auto-text-indent="false"/>
      <style:text-properties style:font-name="Calibri" fo:font-family="Calibri" style:font-family-generic="roman" style:font-pitch="variable" fo:font-size="9pt" fo:language="ru" fo:country="RU" style:font-name-asian="MS Mincho" style:font-family-asian="'MS Mincho'" style:font-family-generic-asian="system" style:font-pitch-asian="variable" style:font-size-asian="9pt" style:font-name-complex="Times New Roman" style:font-family-complex="'Times New Roman'" style:font-family-generic-complex="system" style:font-pitch-complex="variable" style:font-size-complex="9pt"/>
    </style:style>
    <style:style style:name="Contents_20_9" style:display-name="Contents 9" style:family="paragraph" style:parent-style-name="Standard" style:next-style-name="Standard" style:auto-update="true" style:default-outline-level="" style:class="index">
      <style:paragraph-properties fo:margin-left="1.222in" fo:margin-right="0in" fo:margin-top="0in" fo:margin-bottom="0in" loext:contextual-spacing="false" fo:text-indent="0in" style:auto-text-indent="false"/>
      <style:text-properties style:font-name="Calibri" fo:font-family="Calibri" style:font-family-generic="roman" style:font-pitch="variable" fo:font-size="9pt" fo:language="ru" fo:country="RU" style:font-name-asian="MS Mincho" style:font-family-asian="'MS Mincho'" style:font-family-generic-asian="system" style:font-pitch-asian="variable" style:font-size-asian="9pt" style:font-name-complex="Times New Roman" style:font-family-complex="'Times New Roman'" style:font-family-generic-complex="system" style:font-pitch-complex="variable" style:font-size-complex="9pt"/>
    </style:style>
    <style:style style:name="Code" style:family="paragraph" style:parent-style-name="Standard" style:default-outline-level="">
      <style:paragraph-properties fo:margin-top="0in" fo:margin-bottom="0in" loext:contextual-spacing="false" fo:background-color="#eeece1">
        <style:background-image/>
      </style:paragraph-properties>
      <style:text-properties style:font-name="Courier New" fo:font-family="'Courier New'" style:font-family-generic="roman" style:font-pitch="variable" fo:font-size="9pt" style:font-name-asian="Times New Roman" style:font-family-asian="'Times New Roman'" style:font-family-generic-asian="system" style:font-pitch-asian="variable" style:font-size-asian="9pt" style:font-name-complex="Times New Roman" style:font-family-complex="'Times New Roman'" style:font-family-generic-complex="system" style:font-pitch-complex="variable" style:language-complex="en" style:country-complex="US"/>
    </style:style>
    <style:style style:name="Page_20_number_20_and_20_comment" style:display-name="Page number and comment" style:family="paragraph" style:parent-style-name="Standard" style:default-outline-level="">
      <style:paragraph-properties fo:margin-top="0in" fo:margin-bottom="0in" loext:contextual-spacing="false" fo:line-height="100%"/>
      <style:text-properties fo:font-size="8pt" style:font-size-asian="8pt" style:font-size-complex="8pt"/>
    </style:style>
    <style:style style:name="Heading_20_no_20_numbers" style:display-name="Heading no numbers" style:family="paragraph" style:parent-style-name="Heading_20_1" style:default-outline-level="" style:list-style-name=""/>
    <style:style style:name="Normal_3a__20_Bullets" style:display-name="Normal: Bullets" style:family="paragraph" style:parent-style-name="Standard" style:default-outline-level="">
      <style:paragraph-properties fo:margin-left="0.4957in" fo:margin-right="0in" fo:margin-top="0in" fo:margin-bottom="0.0835in" loext:contextual-spacing="false" fo:text-indent="-0.248in" style:auto-text-indent="false">
        <style:tab-stops>
          <style:tab-stop style:position="0.5in"/>
        </style:tab-stops>
      </style:paragraph-properties>
      <style:text-properties fo:color="#000000" style:font-name-asian="Times New Roman" style:font-family-asian="'Times New Roman'" style:font-family-generic-asian="system" style:font-pitch-asian="variable" style:font-name-complex="Arial2" style:font-family-complex="Arial" style:font-family-generic-complex="system" style:font-pitch-complex="variable" style:font-size-complex="10.5pt"/>
    </style:style>
    <style:style style:name="Normal_3a__20_Numbers" style:display-name="Normal: Numbers" style:family="paragraph" style:parent-style-name="Standard" style:default-outline-level="">
      <style:paragraph-properties fo:margin-left="0.4957in" fo:margin-right="0in" fo:margin-top="0in" fo:margin-bottom="0.0835in" loext:contextual-spacing="false" fo:text-indent="-0.248in" style:auto-text-indent="false"/>
      <style:text-properties fo:color="#000000" style:font-name-asian="Times New Roman" style:font-family-asian="'Times New Roman'" style:font-family-generic-asian="system" style:font-pitch-asian="variable" style:font-name-complex="Arial2" style:font-family-complex="Arial" style:font-family-generic-complex="system" style:font-pitch-complex="variable" style:font-size-complex="10.5pt"/>
    </style:style>
    <style:style style:name="Pildiallkiri" style:family="paragraph" style:parent-style-name="Standard" style:default-outline-level="">
      <style:paragraph-properties fo:margin-top="0in" fo:margin-bottom="0.3335in" loext:contextual-spacing="false"/>
      <style:text-properties fo:color="#7f7f7f" fo:font-size="8pt" style:font-size-asian="8pt" style:font-name-complex="Arial2" style:font-family-complex="Arial" style:font-family-generic-complex="system" style:font-pitch-complex="variable" style:font-size-complex="11pt" style:font-weight-complex="bold"/>
    </style:style>
    <style:style style:name="footnote_20_text" style:display-name="footnote text" style:family="paragraph" style:parent-style-name="Standard" style:default-outline-level="">
      <style:paragraph-properties fo:margin-top="0in" fo:margin-bottom="0in" loext:contextual-spacing="false" fo:line-height="100%"/>
      <style:text-properties style:font-size-complex="12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Frame_20_contents" style:display-name="Frame contents" style:family="paragraph" style:parent-style-name="Standard" style:class="extra"/>
    <style:style style:name="Table_20_Contents" style:display-name="Table Contents" style:family="paragraph" style:parent-style-name="Standard" style:class="extra" style:master-page-name="">
      <style:paragraph-properties fo:margin-top="0in" fo:margin-bottom="0in" loext:contextual-spacing="false" fo:line-height="100%" style:page-number="auto"/>
    </style:style>
    <style:style style:name="Footnote"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ff0000" style:font-name="Arial" fo:font-family="Arial" style:font-family-generic="roman" style:font-pitch="variable" fo:font-size="24pt" style:font-name-asian="宋体" style:font-family-asian="宋体" style:font-family-generic-asian="system" style:font-pitch-asian="variable" style:font-size-asian="24pt" style:font-name-complex="Tahoma" style:font-family-complex="Tahoma"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color="#ff0000" style:font-name="Arial" fo:font-family="Arial" style:font-family-generic="roman" style:font-pitch="variable" fo:font-size="16pt" style:font-name-asian="宋体" style:font-family-asian="宋体" style:font-family-generic-asian="system" style:font-pitch-asian="variable" style:font-size-asian="16pt" style:font-name-complex="Tahoma" style:font-family-complex="Tahoma"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000000" style:font-name="Arial" fo:font-family="Arial" style:font-family-generic="roman" style:font-pitch="variable" fo:font-size="16pt" style:font-name-asian="宋体" style:font-family-asian="宋体" style:font-family-generic-asian="system" style:font-pitch-asian="variable" style:font-size-asian="16pt" style:font-name-complex="Tahoma" style:font-family-complex="Tahoma" style:font-family-generic-complex="system" style:font-pitch-complex="variable" style:font-size-complex="13pt"/>
    </style:style>
    <style:style style:name="Heading_20_4_20_Char" style:display-name="Heading 4 Char" style:family="text" style:parent-style-name="Default_20_Paragraph_20_Font">
      <style:text-properties style:font-name="Arial" fo:font-family="Arial" style:font-family-generic="roman" style:font-pitch="variable" fo:font-size="14pt" style:font-name-asian="宋体" style:font-family-asian="宋体" style:font-family-generic-asian="system" style:font-pitch-asian="variable" style:font-size-asian="14pt" style:font-name-complex="Tahoma" style:font-family-complex="Tahoma" style:font-family-generic-complex="system" style:font-pitch-complex="variable" style:font-size-complex="10pt" style:font-style-complex="italic"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style:font-name-asian="宋体" style:font-family-asian="宋体" style:font-family-generic-asian="system" style:font-pitch-asian="variable" style:font-size-asian="12pt" style:font-name-complex="Tahoma" style:font-family-complex="Tahoma" style:font-family-generic-complex="system" style:font-pitch-complex="variable" style:font-size-complex="10pt"/>
    </style:style>
    <style:style style:name="Heading_20_6_20_Char" style:display-name="Heading 6 Char" style:family="text" style:parent-style-name="Default_20_Paragraph_20_Font">
      <style:text-properties style:font-name="Arial" fo:font-family="Arial" style:font-family-generic="roman" style:font-pitch="variable" fo:font-style="italic" style:font-name-asian="宋体" style:font-family-asian="宋体" style:font-family-generic-asian="system" style:font-pitch-asian="variable" style:font-style-asian="italic" style:font-name-complex="Tahoma" style:font-family-complex="Tahoma" style:font-family-generic-complex="system" style:font-pitch-complex="variable" style:font-size-complex="10pt"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宋体" style:font-family-asian="宋体" style:font-family-generic-asian="system" style:font-pitch-asian="variable" style:font-style-asian="italic" style:font-name-complex="Tahoma" style:font-family-complex="Tahoma" style:font-family-generic-complex="system" style:font-pitch-complex="variable" style:font-size-complex="10pt"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style:font-name-asian="宋体" style:font-family-asian="宋体" style:font-family-generic-asian="system" style:font-pitch-asian="variable" style:font-name-complex="Tahoma" style:font-family-complex="Tahoma"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tyle="italic" style:font-name-asian="宋体" style:font-family-asian="宋体" style:font-family-generic-asian="system" style:font-pitch-asian="variable" style:font-style-asian="italic" style:font-name-complex="Tahoma" style:font-family-complex="Tahoma" style:font-family-generic-complex="system" style:font-pitch-complex="variable" style:font-size-complex="10pt" style:font-style-complex="italic"/>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Internet_20_link" style:display-name="Internet link" style:family="text" style:parent-style-name="Default_20_Paragraph_20_Font">
      <style:text-properties fo:color="#ff0000"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text-properties style:font-name="Arial" fo:font-family="Arial" style:font-family-generic="roman" style:font-pitch="variable" style:font-size-complex="10pt"/>
    </style:style>
    <style:style style:name="footnote_20_reference" style:display-name="footnote reference" style:family="text" style:parent-style-name="Default_20_Paragraph_20_Font">
      <style:text-properties style:text-position="super 58%"/>
    </style:style>
    <style:style style:name="z-Top_20_of_20_Form_20_Char" style:display-name="z-Top of Form Char" style:family="text" style:parent-style-name="Default_20_Paragraph_20_Font">
      <style:text-properties style:font-name="Arial" fo:font-family="Arial" style:font-family-generic="roman" style:font-pitch="variable" fo:font-size="8pt" fo:language="ru" fo:country="RU" style:font-name-asian="MS Mincho" style:font-family-asian="'MS Mincho'" style:font-family-generic-asian="system" style:font-pitch-asian="variable" style:font-size-asian="8pt" style:font-name-complex="Arial2" style:font-family-complex="Arial" style:font-family-generic-complex="system" style:font-pitch-complex="variable" style:font-size-complex="8pt" text:display="none"/>
    </style:style>
    <style:style style:name="z-Bottom_20_of_20_Form_20_Char" style:display-name="z-Bottom of Form Char" style:family="text" style:parent-style-name="Default_20_Paragraph_20_Font">
      <style:text-properties style:font-name="Arial" fo:font-family="Arial" style:font-family-generic="roman" style:font-pitch="variable" fo:font-size="8pt" fo:language="ru" fo:country="RU" style:font-name-asian="MS Mincho" style:font-family-asian="'MS Mincho'" style:font-family-generic-asian="system" style:font-pitch-asian="variable" style:font-size-asian="8pt" style:font-name-complex="Arial2" style:font-family-complex="Arial" style:font-family-generic-complex="system" style:font-pitch-complex="variable" style:font-size-complex="8pt" text:display="none"/>
    </style:style>
    <style:style style:name="Footer_20_Char" style:display-name="Footer Char" style:family="text" style:parent-style-name="Default_20_Paragraph_20_Font">
      <style:text-properties style:font-name="Arial" fo:font-family="Arial" style:font-family-generic="roman" style:font-pitch="variable" style:font-size-complex="10pt"/>
    </style:style>
    <style:style style:name="Code_20_Sample_20_Char" style:display-name="Code Sample Char" style:family="text">
      <style:text-properties style:font-name="Courier New" fo:font-family="'Courier New'" style:font-family-generic="roman" style:font-pitch="variable" fo:font-size="9pt" fo:language="et" fo:country="EE" fo:background-color="#eeece1" style:font-name-asian="Calibri1" style:font-family-asian="Calibri" style:font-family-generic-asian="system" style:font-pitch-asian="variable" style:font-size-asian="9pt" style:font-name-complex="Times New Roman" style:font-family-complex="'Times New Roman'" style:font-family-generic-complex="system" style:font-pitch-complex="variable" style:font-size-complex="10pt"/>
    </style:style>
    <style:style style:name="FollowedHyperlink" style:family="tex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Footnote_20_Text_20_Char" style:display-name="Footnote Text Char" style:family="text" style:parent-style-name="Default_20_Paragraph_20_Font">
      <style:text-properties style:font-name="Arial" fo:font-family="Arial" style:font-family-generic="roman" style:font-pitch="variable" style:font-size-complex="12pt"/>
    </style:style>
    <style:style style:name="ListLabel_20_1" style:display-name="ListLabel 1" style:family="text">
      <style:text-properties fo:font-size="10pt" style:font-size-asian="10pt"/>
    </style:style>
    <style:style style:name="ListLabel_20_2" style:display-name="ListLabel 2" style:family="text">
      <style:text-properties fo:font-size="24pt" fo:font-style="normal" fo:font-weight="normal" style:font-size-asian="24pt" style:font-style-asian="normal" style:font-weight-asian="normal" style:font-size-complex="24pt" style:font-style-complex="normal" style:font-weight-complex="normal"/>
    </style:style>
    <style:style style:name="ListLabel_20_3" style:display-name="ListLabel 3" style:family="text">
      <style:text-properties fo:font-size="16pt" fo:font-style="normal" fo:font-weight="normal" style:font-size-asian="16pt" style:font-style-asian="normal" style:font-weight-asian="normal" style:font-size-complex="16pt" style:font-style-complex="normal" style:font-weight-complex="normal"/>
    </style:style>
    <style:style style:name="ListLabel_20_4" style:display-name="ListLabel 4" style:family="text">
      <style:text-properties fo:font-size="14pt" style:font-size-asian="14pt" style:font-size-complex="1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ListLabel_20_2" style:num-format="">
        <style:list-level-properties text:list-level-position-and-space-mode="label-alignment">
          <style:list-level-label-alignment text:label-followed-by="listtab" fo:text-indent="-0.1575in" fo:margin-left="0.1575in"/>
        </style:list-level-properties>
      </text:outline-level-style>
      <text:outline-level-style text:level="2" text:style-name="ListLabel_20_3" style:num-format="1">
        <style:list-level-properties text:list-level-position-and-space-mode="label-alignment">
          <style:list-level-label-alignment text:label-followed-by="listtab" fo:text-indent="-0.472in" fo:margin-left="0.472in"/>
        </style:list-level-properties>
      </text:outline-level-style>
      <text:outline-level-style text:level="3" text:style-name="ListLabel_20_4" style:num-format="">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8in" fo:text-indent="-0.25in" fo:margin-left="0.498in"/>
        </style:list-level-properties>
        <style:text-properties fo:font-family="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0.998in" fo:text-indent="-0.25in" fo:margin-left="0.998in"/>
        </style:list-level-properties>
        <style:text-properties fo:font-family="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1.498in" fo:text-indent="-0.25in" fo:margin-left="1.498in"/>
        </style:list-level-properties>
        <style:text-properties fo:font-family="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1.998in" fo:text-indent="-0.25in" fo:margin-left="1.998in"/>
        </style:list-level-properties>
        <style:text-properties fo:font-family="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498in" fo:text-indent="-0.25in" fo:margin-left="2.498in"/>
        </style:list-level-properties>
        <style:text-properties fo:font-family="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2.998in" fo:text-indent="-0.25in" fo:margin-left="2.998in"/>
        </style:list-level-properties>
        <style:text-properties fo:font-family="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498in" fo:text-indent="-0.25in" fo:margin-left="3.498in"/>
        </style:list-level-properties>
        <style:text-properties fo:font-family="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3.998in" fo:text-indent="-0.25in" fo:margin-left="3.998in"/>
        </style:list-level-properties>
        <style:text-properties fo:font-family="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498in" fo:text-indent="-0.25in" fo:margin-left="4.498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fo:text-indent="-0.1575in" fo:margin-left="0.1575in"/>
        </style:list-level-properties>
      </text:list-level-style-number>
      <text:list-level-style-number text:level="2" text:style-name="ListLabel_20_3" style:num-suffix="." style:num-format="1" text:display-levels="2">
        <style:list-level-properties text:list-level-position-and-space-mode="label-alignment">
          <style:list-level-label-alignment text:label-followed-by="listtab" fo:text-indent="-0.472in" fo:margin-left="0.472in"/>
        </style:list-level-properties>
      </text:list-level-style-number>
      <text:list-level-style-number text:level="3" text:style-name="ListLabel_20_4"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 style:num-suffix="." style:num-format="1">
        <style:list-level-properties text:list-level-position-and-space-mode="label-alignment">
          <style:list-level-label-alignment text:label-followed-by="listtab" fo:text-indent="-0.1575in" fo:margin-left="0.1575in"/>
        </style:list-level-properties>
      </text:list-level-style-number>
      <text:list-level-style-number text:level="2" text:style-name="ListLabel_20_3" style:num-suffix="." style:num-format="1" text:display-levels="2">
        <style:list-level-properties text:list-level-position-and-space-mode="label-alignment">
          <style:list-level-label-alignment text:label-followed-by="listtab" fo:text-indent="-0.472in" fo:margin-left="0.6689in"/>
        </style:list-level-properties>
      </text:list-level-style-number>
      <text:list-level-style-number text:level="3" text:style-name="ListLabel_20_4"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 style:num-format="1">
        <style:list-level-properties text:list-level-position-and-space-mode="label-alignment">
          <style:list-level-label-alignment text:label-followed-by="listtab" fo:text-indent="-0.1575in" fo:margin-left="0.1575in"/>
        </style:list-level-properties>
      </text:list-level-style-number>
      <text:list-level-style-number text:level="2" text:style-name="ListLabel_20_3" style:num-format="1">
        <style:list-level-properties text:list-level-position-and-space-mode="label-alignment">
          <style:list-level-label-alignment text:label-followed-by="listtab" fo:text-indent="-0.472in" fo:margin-left="0.472in"/>
        </style:list-level-properties>
      </text:list-level-style-number>
      <text:list-level-style-number text:level="3" text:style-name="ListLabel_20_4" style:num-format="1">
        <style:list-level-properties text:list-level-position-and-space-mode="label-alignment">
          <style:list-level-label-alignment text:label-followed-by="listtab" fo:text-indent="-0.5in" fo:margin-left="0.5in"/>
        </style:list-level-properties>
      </text:list-level-style-number>
      <text:list-level-style-number text:level="4" style:num-format="1">
        <style:list-level-properties text:list-level-position-and-space-mode="label-alignment">
          <style:list-level-label-alignment text:label-followed-by="listtab" fo:text-indent="-0.6in" fo:margin-left="0.6in"/>
        </style:list-level-properties>
      </text:list-level-style-number>
      <text:list-level-style-number text:level="5" style:num-format="1">
        <style:list-level-properties text:list-level-position-and-space-mode="label-alignment">
          <style:list-level-label-alignment text:label-followed-by="listtab" fo:text-indent="-0.7in" fo:margin-left="0.7in"/>
        </style:list-level-properties>
      </text:list-level-style-number>
      <text:list-level-style-number text:level="6" style:num-format="1">
        <style:list-level-properties text:list-level-position-and-space-mode="label-alignment">
          <style:list-level-label-alignment text:label-followed-by="listtab" fo:text-indent="-0.8in" fo:margin-left="0.8in"/>
        </style:list-level-properties>
      </text:list-level-style-number>
      <text:list-level-style-number text:level="7" style:num-format="1">
        <style:list-level-properties text:list-level-position-and-space-mode="label-alignment">
          <style:list-level-label-alignment text:label-followed-by="listtab" fo:text-indent="-0.9in" fo:margin-left="0.9in"/>
        </style:list-level-properties>
      </text:list-level-style-number>
      <text:list-level-style-number text:level="8" style:num-format="1">
        <style:list-level-properties text:list-level-position-and-space-mode="label-alignment">
          <style:list-level-label-alignment text:label-followed-by="listtab" fo:text-indent="-1in" fo:margin-left="1in"/>
        </style:list-level-properties>
      </text:list-level-style-number>
      <text:list-level-style-number text:level="9" style:num-format="1">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style:list-level-properties text:list-level-position-and-space-mode="label-alignment">
          <style:list-level-label-alignment text:label-followed-by="listtab" fo:text-indent="-0.25in" fo:margin-left="1in"/>
        </style:list-level-properties>
      </text:list-level-style-number>
      <text:list-level-style-number text:level="4" style:num-format="1">
        <style:list-level-properties text:list-level-position-and-space-mode="label-alignment">
          <style:list-level-label-alignment text:label-followed-by="listtab" fo:text-indent="-0.25in" fo:margin-left="1.25in"/>
        </style:list-level-properties>
      </text:list-level-style-number>
      <text:list-level-style-number text:level="5" style:num-format="1">
        <style:list-level-properties text:list-level-position-and-space-mode="label-alignment">
          <style:list-level-label-alignment text:label-followed-by="listtab" fo:text-indent="-0.25in" fo:margin-left="1.5in"/>
        </style:list-level-properties>
      </text:list-level-style-number>
      <text:list-level-style-number text:level="6" style:num-format="1">
        <style:list-level-properties text:list-level-position-and-space-mode="label-alignment">
          <style:list-level-label-alignment text:label-followed-by="listtab" fo:text-indent="-0.25in" fo:margin-left="1.75in"/>
        </style:list-level-properties>
      </text:list-level-style-number>
      <text:list-level-style-number text:level="7" style:num-format="1">
        <style:list-level-properties text:list-level-position-and-space-mode="label-alignment">
          <style:list-level-label-alignment text:label-followed-by="listtab" fo:text-indent="-0.25in" fo:margin-left="2in"/>
        </style:list-level-properties>
      </text:list-level-style-number>
      <text:list-level-style-number text:level="8" style:num-format="1">
        <style:list-level-properties text:list-level-position-and-space-mode="label-alignment">
          <style:list-level-label-alignment text:label-followed-by="listtab" fo:text-indent="-0.25in" fo:margin-left="2.25in"/>
        </style:list-level-properties>
      </text:list-level-style-number>
      <text:list-level-style-number text:level="9"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1" style:num-suffix="" text:bullet-char="">
        <style:list-level-properties text:list-level-position-and-space-mode="label-alignment">
          <style:list-level-label-alignment text:label-followed-by="listtab" text:list-tab-stop-position="0.2583in" fo:text-indent="-0.25in" fo:margin-left="0.2583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0.7583in" fo:text-indent="-0.25in" fo:margin-left="0.7583in"/>
        </style:list-level-properties>
        <style:text-properties fo:font-family="'Courier New'" style:font-style-name="Regular" style:font-family-generic="modern" style:font-pitch="variable"/>
      </text:list-level-style-bullet>
      <text:list-level-style-bullet text:level="3" text:style-name="ListLabel_20_1" style:num-suffix="" text:bullet-char="">
        <style:list-level-properties text:list-level-position-and-space-mode="label-alignment">
          <style:list-level-label-alignment text:label-followed-by="listtab" text:list-tab-stop-position="1.2583in" fo:text-indent="-0.25in" fo:margin-left="1.2583in"/>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1.7583in" fo:text-indent="-0.25in" fo:margin-left="1.7583in"/>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2583in" fo:text-indent="-0.25in" fo:margin-left="2.2583in"/>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2.7583in" fo:text-indent="-0.25in" fo:margin-left="2.7583in"/>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2583in" fo:text-indent="-0.25in" fo:margin-left="3.2583in"/>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3.7583in" fo:text-indent="-0.25in" fo:margin-left="3.7583in"/>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2583in" fo:text-indent="-0.25in" fo:margin-left="4.2583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3752in" fo:margin-right="0in" fo:text-indent="0in" style:auto-text-indent="false"/>
    </style:style>
    <style:style style:name="MP2" style:family="paragraph">
      <style:paragraph-properties fo:text-align="start"/>
      <style:text-properties fo:font-size="18pt"/>
    </style:style>
    <style:style style:name="MP3" style:family="paragraph">
      <style:paragraph-properties fo:margin-top="0in" fo:margin-bottom="0in" fo:text-align="start"/>
    </style:style>
    <style:style style:name="MP4" style:family="paragraph">
      <style:paragraph-properties fo:text-align="start"/>
    </style:style>
    <style:style style:name="MT1" style:family="text">
      <style:text-properties fo:font-variant="normal" fo:text-transform="none" fo:color="#ff0000" style:text-line-through-style="none" style:text-line-through-type="none" style:text-position="0% 100%" fo:font-size="5pt" fo:letter-spacing="normal" fo:font-style="normal" style:text-underline-style="none" fo:font-weight="normal" style:font-size-asian="5pt" style:font-style-asian="normal" style:font-weight-asian="normal" style:font-size-complex="5pt" style:font-style-complex="normal" style:font-weight-complex="normal"/>
    </style:style>
    <style:style style:name="MT2" style:family="text">
      <style:text-properties fo:font-variant="normal" fo:text-transform="none" fo:color="#000000" style:text-line-through-style="none" style:text-line-through-type="none" style:text-position="0% 100%" fo:font-size="5pt" fo:letter-spacing="normal" fo:font-style="normal" style:text-underline-style="none" fo:font-weight="normal" style:font-size-asian="5pt" style:font-style-asian="normal" style:font-weight-asian="normal" style:font-size-complex="5pt" style:font-style-complex="normal" style:font-weight-complex="normal"/>
    </style:style>
    <style:style style:name="MT3" style:family="text">
      <style:text-properties fo:color="#ff0000" fo:font-size="5pt" style:font-size-asian="5pt"/>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style>
    <style:style style:name="Mgr3" style:family="graphic">
      <style:graphic-properties draw:stroke="none" svg:stroke-width="0in" draw:fill="none" draw:textarea-vertical-align="top" draw:auto-grow-height="false" draw:fit-to-size="false" fo:min-height="0in" fo:min-width="0in" fo:padding-top="0.05in" fo:padding-bottom="0.05in" fo:padding-left="0.1in" fo:padding-right="0.1in" fo:wrap-option="no-wrap" style:run-through="background"/>
    </style:style>
    <style:style style:name="Mgr4" style:family="graphic">
      <style:graphic-properties draw:stroke="none" svg:stroke-width="0in" draw:fill="solid" draw:fill-color="#ff0000" draw:textarea-vertical-align="top" draw:auto-grow-height="false" fo:min-height="11.5835in" fo:min-width="0in" fo:padding-top="0.0492in" fo:padding-bottom="0.0492in" fo:padding-left="0.0984in" fo:padding-right="0.0984in" fo:wrap-option="wra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5" style:family="graphic">
      <style:graphic-properties draw:stroke="none" svg:stroke-width="0in" draw:fill="solid" draw:fill-color="#000000" draw:textarea-vertical-align="top" draw:auto-grow-height="false" fo:min-height="9.3528in" fo:min-width="3.2791in" fo:padding-top="0.0492in" fo:padding-bottom="0.0492in" fo:padding-left="0.0984in" fo:padding-right="0.0984in" fo:wrap-option="wra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807in" style:num-format="1" style:print-orientation="portrait" fo:margin-top="0.5in" fo:margin-bottom="0.5in" fo:margin-left="1in" fo:margin-right="1.2598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9173in" fo:margin-left="0in" fo:margin-right="0in" fo:margin-bottom="0.878in" style:dynamic-spacing="true"/>
      </style:header-style>
      <style:footer-style>
        <style:header-footer-properties fo:min-height="0.6028in" fo:margin-left="0in" fo:margin-right="0in" fo:margin-top="0.5634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p text:style-name="MP1"><draw:g text:anchor-type="paragraph" draw:z-index="12" draw:name="Group 2" draw:style-name="Mgr1"><draw:frame draw:name="Picture 1" draw:style-name="Mgr2" draw:text-style-name="MP2" svg:width="1.2807in" svg:height="0.2343in" svg:x="0in" svg:y="0in"><draw:image xlink:href="Pictures/10000000000004B8000000DC94E98EF6.png" xlink:type="simple" xlink:show="embed" xlink:actuate="onLoad"><text:p/></draw:image></draw:frame><draw:custom-shape draw:name="Text Box 1" draw:style-name="Mgr3" draw:text-style-name="MP4" svg:width="0.3252in" svg:height="0.2496in" svg:x="1.1854in" svg:y="0.1291in"><text:p text:style-name="MP3"><text:span text:style-name="MT1">®</text:span></text:p><text:p text:style-name="MP3"><text:span text:style-name="MT2"/></text:p><draw:enhanced-geometry draw:mirror-horizontal="false" draw:mirror-vertical="false" svg:viewBox="0 0 827 635"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draw:z-index="6" draw:name="Rectangle 4" draw:style-name="Mgr4" draw:text-style-name="MP2" svg:width="0.0795in" svg:height="11.6823in" svg:x="-0.9992in" svg:y="-0.4984in"><text:p/><draw:enhanced-geometry draw:mirror-horizontal="true" draw:mirror-vertical="false" svg:viewBox="0 0 203 29674"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3"> <text:s text:c="87"/></text:span><text:tab/><text:tab/><text:tab/></text:p>
      </style:header>
      <style:footer>
        <text:p text:style-name="Page_20_number_20_and_20_comment"><text:page-number text:select-page="current">6</text:page-number> <text:s text:c="4"/></text:p>
      </style:footer>
    </style:master-page>
    <style:master-page style:name="First_20_Page" style:display-name="First Page" style:page-layout-name="Mpm2" style:next-style-name="Standard">
      <style:header>
        <text:p text:style-name="Standard"><draw:custom-shape text:anchor-type="paragraph" draw:z-index="0" draw:name="Rectangle 3" draw:style-name="Mgr5" draw:text-style-name="MP2" svg:width="3.4768in" svg:height="9.4516in" svg:x="-0.3319in" svg:y="-0.522in"><text:p/><draw:enhanced-geometry draw:mirror-horizontal="true" draw:mirror-vertical="false" svg:viewBox="0 0 8832 24008"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03</meta:editing-cycles>
    <meta:print-date>2014-08-08T13:53:00</meta:print-date>
    <meta:creation-date>2015-01-21T12:33:33.733824000</meta:creation-date>
    <dc:date>2015-01-22T10:01:54.788884000</dc:date>
    <meta:editing-duration>PT20H54M34S</meta:editing-duration>
    <meta:generator>LibreOffice/4.3.2.2$MacOSX_X86_64 LibreOffice_project/edfb5295ba211bd31ad47d0bad0118690f76407d</meta:generator>
    <meta:document-statistic meta:table-count="15" meta:image-count="0" meta:object-count="0" meta:page-count="6" meta:paragraph-count="143" meta:word-count="1357" meta:character-count="8957" meta:non-whitespace-character-count="7496"/>
    <meta:user-defined meta:name="AppVersion">14.0000</meta:user-defined>
    <meta:user-defined meta:name="CRTarget" meta:value-type="float">8192</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guardtime_letter_template_(R)_1409.dotx" xlink:href=""/>
  </office:meta>
</office:document-meta>
</file>